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28in" fo:margin-left="0in" table:align="left" style:writing-mode="lr-tb"/>
    </style:style>
    <style:style style:name="Table1.A" style:family="table-column">
      <style:table-column-properties style:column-width="0.7708in"/>
    </style:style>
    <style:style style:name="Table1.B" style:family="table-column">
      <style:table-column-properties style:column-width="0.5208in"/>
    </style:style>
    <style:style style:name="Table1.C" style:family="table-column">
      <style:table-column-properties style:column-width="0.6514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list-style-name="LS1">
      <style:paragraph-properties fo:margin-top="0in" fo:margin-bottom="0in" style:contextual-spacing="false" fo:line-height="115%" fo:break-before="auto" fo:break-after="auto" style:writing-mode="lr-tb"/>
    </style:style>
    <style:style style:name="P6" style:family="paragraph" style:parent-style-name="Standard" style:list-style-name="LS2">
      <style:paragraph-properties fo:margin-top="0in" fo:margin-bottom="0in" style:contextual-spacing="false" fo:line-height="115%" fo:break-before="auto" fo:break-after="auto" style:writing-mode="lr-tb"/>
    </style:style>
    <style:style style:name="P7" style:family="paragraph" style:parent-style-name="Standard" style:list-style-name="LS3">
      <style:paragraph-properties fo:margin-top="0in" fo:margin-bottom="0in" style:contextual-spacing="false" fo:line-height="115%" fo:break-before="auto" fo:break-after="auto" style:writing-mode="lr-tb"/>
    </style:style>
    <style:style style:name="P8" style:family="paragraph" style:parent-style-name="Standard" style:list-style-name="LS4">
      <style:paragraph-properties fo:margin-top="0in" fo:margin-bottom="0in" style:contextual-spacing="false" fo:line-height="115%" fo:break-before="auto" fo:break-after="auto" style:writing-mode="lr-tb"/>
    </style:style>
    <style:style style:name="P9" style:family="paragraph" style:parent-style-name="Standard" style:list-style-name="LS5">
      <style:paragraph-properties fo:margin-top="0in" fo:margin-bottom="0in" style:contextual-spacing="false" fo:line-height="115%" fo:break-before="auto" fo:break-after="auto" style:writing-mode="lr-tb"/>
    </style:style>
    <style:style style:name="P10" style:family="paragraph" style:parent-style-name="Standard" style:list-style-name="LS6">
      <style:paragraph-properties fo:margin-top="0in" fo:margin-bottom="0in" style:contextual-spacing="false" fo:line-height="115%" fo:break-before="auto" fo:break-after="auto" style:writing-mode="lr-tb"/>
    </style:style>
    <style:style style:name="P11" style:family="paragraph" style:parent-style-name="Standard" style:list-style-name="LS7">
      <style:paragraph-properties fo:margin-top="0in" fo:margin-bottom="0in" style:contextual-spacing="false" fo:line-height="115%" fo:break-before="auto" fo:break-after="auto" style:writing-mode="lr-tb"/>
    </style:style>
    <style:style style:name="P12" style:family="paragraph" style:parent-style-name="Standard" style:list-style-name="LS8">
      <style:paragraph-properties fo:margin-top="0in" fo:margin-bottom="0in" style:contextual-spacing="false" fo:line-height="115%" fo:break-before="auto" fo:break-after="auto" style:writing-mode="lr-tb"/>
    </style:style>
    <style:style style:name="P13" style:family="paragraph" style:parent-style-name="Standard" style:list-style-name="LS9">
      <style:paragraph-properties fo:margin-top="0in" fo:margin-bottom="0in" style:contextual-spacing="false" fo:line-height="115%" fo:break-before="auto" fo:break-after="auto" style:writing-mode="lr-tb"/>
    </style:style>
    <style:style style:name="P14" style:family="paragraph" style:parent-style-name="Standard" style:list-style-name="LS10">
      <style:paragraph-properties fo:margin-top="0in" fo:margin-bottom="0in" style:contextual-spacing="false" fo:line-height="115%" fo:break-before="auto" fo:break-after="auto" style:writing-mode="lr-tb"/>
    </style:style>
    <style:style style:name="P15" style:family="paragraph" style:parent-style-name="Standard" style:list-style-name="LS11">
      <style:paragraph-properties fo:margin-top="0in" fo:margin-bottom="0in" style:contextual-spacing="false" fo:line-height="115%" fo:break-before="auto" fo:break-after="auto" style:writing-mode="lr-tb"/>
    </style:style>
    <style:style style:name="P16" style:family="paragraph" style:parent-style-name="Standard" style:list-style-name="LS12">
      <style:paragraph-properties fo:margin-top="0in" fo:margin-bottom="0in" style:contextual-spacing="false" fo:line-height="115%" fo:break-before="auto" fo:break-after="auto" style:writing-mode="lr-tb"/>
    </style:style>
    <style:style style:name="P17" style:family="paragraph" style:parent-style-name="Standard" style:list-style-name="LS13">
      <style:paragraph-properties fo:margin-top="0in" fo:margin-bottom="0in" style:contextual-spacing="false" fo:line-height="115%" fo:break-before="auto" fo:break-after="auto" style:writing-mode="lr-tb"/>
    </style:style>
    <style:style style:name="P18" style:family="paragraph" style:parent-style-name="Standard" style:list-style-name="LS14">
      <style:paragraph-properties fo:margin-top="0in" fo:margin-bottom="0in" style:contextual-spacing="false" fo:line-height="115%" fo:break-before="auto" fo:break-after="auto" style:writing-mode="lr-tb"/>
    </style:style>
    <style:style style:name="P19" style:family="paragraph" style:parent-style-name="Standard" style:list-style-name="LS15">
      <style:paragraph-properties fo:margin-top="0in" fo:margin-bottom="0in" style:contextual-spacing="false" fo:line-height="115%" fo:break-before="auto" fo:break-after="auto" style:writing-mode="lr-tb"/>
    </style:style>
    <style:style style:name="P20" style:family="paragraph" style:parent-style-name="Standard" style:list-style-name="LS16">
      <style:paragraph-properties fo:margin-top="0in" fo:margin-bottom="0in" style:contextual-spacing="false" fo:line-height="115%" fo:break-before="auto" fo:break-after="auto" style:writing-mode="lr-tb"/>
    </style:style>
    <style:style style:name="P21" style:family="paragraph" style:parent-style-name="Standard" style:list-style-name="LS17">
      <style:paragraph-properties fo:margin-top="0in" fo:margin-bottom="0in" style:contextual-spacing="false" fo:line-height="115%" fo:break-before="auto" fo:break-after="auto" style:writing-mode="lr-tb"/>
    </style:style>
    <style:style style:name="P22" style:family="paragraph" style:parent-style-name="Standard" style:list-style-name="LS18">
      <style:paragraph-properties fo:margin-top="0in" fo:margin-bottom="0in" style:contextual-spacing="false" fo:line-height="115%" fo:break-before="auto" fo:break-after="auto" style:writing-mode="lr-tb"/>
    </style:style>
    <style:style style:name="P23" style:family="paragraph" style:parent-style-name="Standard" style:list-style-name="LS19">
      <style:paragraph-properties fo:margin-top="0in" fo:margin-bottom="0in" style:contextual-spacing="false" fo:line-height="115%" fo:break-before="auto" fo:break-after="auto" style:writing-mode="lr-tb"/>
    </style:style>
    <style:style style:name="P24" style:family="paragraph" style:parent-style-name="Standard" style:list-style-name="LS20">
      <style:paragraph-properties fo:margin-top="0in" fo:margin-bottom="0in" style:contextual-spacing="false" fo:line-height="115%" fo:break-before="auto" fo:break-after="auto" style:writing-mode="lr-tb"/>
    </style:style>
    <style:style style:name="P25" style:family="paragraph" style:parent-style-name="Standard" style:list-style-name="LS21">
      <style:paragraph-properties fo:margin-top="0in" fo:margin-bottom="0in" style:contextual-spacing="false" fo:line-height="115%" fo:break-before="auto" fo:break-after="auto" style:writing-mode="lr-tb"/>
    </style:style>
    <style:style style:name="P26" style:family="paragraph" style:parent-style-name="Standard" style:list-style-name="LS22">
      <style:paragraph-properties fo:margin-top="0in" fo:margin-bottom="0in" style:contextual-spacing="false" fo:line-height="115%" fo:break-before="auto" fo:break-after="auto" style:writing-mode="lr-tb"/>
    </style:style>
    <style:style style:name="P27" style:family="paragraph" style:parent-style-name="Standard" style:list-style-name="LS23">
      <style:paragraph-properties fo:margin-top="0in" fo:margin-bottom="0in" style:contextual-spacing="false" fo:line-height="115%" fo:break-before="auto" fo:break-after="auto" style:writing-mode="lr-tb"/>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will be evolved into three tiers like the world’s best train systems.</text:p>
      <text:p text:style-name="P1"/>
      <text:p text:style-name="P1">Tier 1 cities are large hubs for their local region based on population and location. Long-distance trains will stop at these cities and no other.</text:p>
      <text:p text:style-name="P1"/>
      <text:p text:style-name="P1">Tier 2 cities will be on local trains running long distances, but have more stops. These will be less expensive and affordable to most people.</text:p>
      <text:p text:style-name="P1"/>
      <text:p text:style-name="P1">Tier 3 cities are smaller and will be serviced by local trains. If are isolated then they </text:p>
      <text:p text:style-name="P1"/>
      <text:p text:style-name="P1"/>
      <text:p text:style-name="P1">Like the interstate highway system, there will be two directions:</text:p>
      <text:p text:style-name="P1">Type one trains would go coast to coast. The Los Angeles to New York train would start in Los Angeles and stop at major hubs along the way, Salt Lake, Denver, Kansas City, Chicago, Cleveland, and then New York. It would allow quick access to all of the countries regions. Second tier trains would be the same quality and speed, but would operate on shorter runs stopping at more places. For example, the Los Angeles to Denver train would stop at Las Vegas, St. George, Salt Lake city, and finally Denver. Another example would be the New York to Miami trains. It would stop at Philadelphia, Washington, Richmond, Raleigh, Jacksonville, and then a type 2 train would take the passenger to Orlando and then Miami. This would be highly efficient, easy to use, and safe hours of traffic because the third tier would go around the cities to their suburbs collecting passengers. </text:p>
      <text:p text:style-name="P1"/>
      <text:p text:style-name="P1">Hubs</text:p>
      <text:p text:style-name="P1">These are the cities where east to west traffic will split and trains can merge.</text:p>
      <text:list xml:id="list4646832757832271825" text:style-name="LS1">
        <text:list-item>
          <text:p text:style-name="P5">Houston</text:p>
        </text:list-item>
        <text:list-item>
          <text:p text:style-name="P5">Chicago</text:p>
        </text:list-item>
      </text:list>
      <text:p text:style-name="P1"/>
      <text:p text:style-name="P1">Tier 1</text:p>
      <text:p text:style-name="P1">Major city to major city. These cities are selected for their geographical location and size. Power 5 or above, or greater than 200 Kilometers (as the crow flies) from the next largest city. In order of power. Power is equal to twice the distance to the closest larger city in America by kilometers divided by the population. If a state does not have one city on the list, its largest city is put onto the list.</text:p>
      <text:p text:style-name="P1">Southwest (California, Colorado, Arizona, Utah, New Mexico, Nevada)</text:p>
      <text:list xml:id="list2353019801783087593" text:style-name="LS2">
        <text:list-item>
          <text:p text:style-name="P6">Los Angeles, CA (4000)</text:p>
        </text:list-item>
        <text:list-item>
          <text:p text:style-name="P6">San Jose, CA (200)</text:p>
        </text:list-item>
        <text:list-item>
          <text:p text:style-name="P6">Denver, CO (110)</text:p>
        </text:list-item>
        <text:list-item>
          <text:p text:style-name="P6">Phoenix, AZ (79)</text:p>
        </text:list-item>
        <text:list-item>
          <text:p text:style-name="P6">Salt Lake City, UT (48)</text:p>
        </text:list-item>
        <text:list-item>
          <text:p text:style-name="P6">Las Vegas (24)</text:p>
        </text:list-item>
        <text:list-item>
          <text:p text:style-name="P6">San Diego (20)</text:p>
        </text:list-item>
        <text:list-item>
          <text:p text:style-name="P6">Albuquerque (16)</text:p>
        </text:list-item>
        <text:list-item>
          <text:p text:style-name="P6">Sacramento (9)</text:p>
        </text:list-item>
        <text:list-item>
          <text:p text:style-name="P6">Tucson (6)</text:p>
        </text:list-item>
        <text:list-item>
          <text:p text:style-name="P6">Bakersfield (5)</text:p>
        </text:list-item>
        <text:list-item>
          <text:p text:style-name="P6"><text:soft-page-break/>Reno</text:p>
        </text:list-item>
        <text:list-item>
          <text:p text:style-name="P6">Grand Junction</text:p>
        </text:list-item>
        <text:list-item>
          <text:p text:style-name="P6">Yuma</text:p>
        </text:list-item>
        <text:list-item>
          <text:p text:style-name="P6">Farmington</text:p>
        </text:list-item>
      </text:list>
      <text:p text:style-name="P1"/>
      <text:p text:style-name="P1">South (Texas, Florida, Georgia, Alabama, Mississippi, Louisiana, Arkansas, Tennessee, Virginia, North Carolina, South Carolina)</text:p>
      <text:list xml:id="list2409121692401463147" text:style-name="LS3">
        <text:list-item>
          <text:p text:style-name="P7">Dallas (325)</text:p>
        </text:list-item>
        <text:list-item>
          <text:p text:style-name="P7">Miami (222)</text:p>
        </text:list-item>
        <text:list-item>
          <text:p text:style-name="P7">Atlanta (155)</text:p>
        </text:list-item>
        <text:list-item>
          <text:p text:style-name="P7">Houston (74)</text:p>
        </text:list-item>
        <text:list-item>
          <text:p text:style-name="P7">Orlando (32)</text:p>
        </text:list-item>
        <text:list-item>
          <text:p text:style-name="P7">Charlotte NC (30)</text:p>
        </text:list-item>
        <text:list-item>
          <text:p text:style-name="P7">New Orleans (25)</text:p>
        </text:list-item>
        <text:list-item>
          <text:p text:style-name="P7">San Antonio (20)</text:p>
        </text:list-item>
        <text:list-item>
          <text:p text:style-name="P7">Nashville (19)</text:p>
        </text:list-item>
        <text:list-item>
          <text:p text:style-name="P7">Memphis (14)</text:p>
        </text:list-item>
        <text:list-item>
          <text:p text:style-name="P7">Raleigh (12)</text:p>
        </text:list-item>
        <text:list-item>
          <text:p text:style-name="P7">McAllen (12)</text:p>
        </text:list-item>
        <text:list-item>
          <text:p text:style-name="P7">El Paso (12)</text:p>
        </text:list-item>
        <text:list-item>
          <text:p text:style-name="P7">Tampa (11)</text:p>
        </text:list-item>
        <text:list-item>
          <text:p text:style-name="P7">Jacksonville, FL (10)</text:p>
        </text:list-item>
        <text:list-item>
          <text:p text:style-name="P7">Birmingham, AL (9)</text:p>
        </text:list-item>
        <text:list-item>
          <text:p text:style-name="P7">Knoxville, TN (9)</text:p>
        </text:list-item>
        <text:list-item>
          <text:p text:style-name="P7">Charleston, SC (7)</text:p>
        </text:list-item>
        <text:list-item>
          <text:p text:style-name="P7">Lubbock, TX (7)</text:p>
        </text:list-item>
        <text:list-item>
          <text:p text:style-name="P7">Greenville, SC (7)</text:p>
        </text:list-item>
        <text:list-item>
          <text:p text:style-name="P7">Austin, TX (7)</text:p>
        </text:list-item>
        <text:list-item>
          <text:p text:style-name="P7">Greensboro, NC (6)</text:p>
        </text:list-item>
        <text:list-item>
          <text:p text:style-name="P7">Little Rock (6)</text:p>
        </text:list-item>
        <text:list-item>
          <text:p text:style-name="P7">Shreveport, LA (5)</text:p>
        </text:list-item>
        <text:list-item>
          <text:p text:style-name="P7">Chattanooga, TN (5)</text:p>
        </text:list-item>
        <text:list-item>
          <text:p text:style-name="P7">Cape Coral, FL (5)</text:p>
        </text:list-item>
        <text:list-item>
          <text:p text:style-name="P7">Jackson, MS (5)</text:p>
        </text:list-item>
        <text:list-item>
          <text:p text:style-name="P7">Mobile, AL (5)</text:p>
        </text:list-item>
        <text:list-item>
          <text:p text:style-name="P7">Brownsville, TX</text:p>
        </text:list-item>
        <text:list-item>
          <text:p text:style-name="P7">Tallahassee, FL</text:p>
        </text:list-item>
        <text:list-item>
          <text:p text:style-name="P7">Longview, TX</text:p>
        </text:list-item>
        <text:list-item>
          <text:p text:style-name="P7">Laredo, TX</text:p>
        </text:list-item>
        <text:list-item>
          <text:p text:style-name="P7">Abilene, TX</text:p>
        </text:list-item>
      </text:list>
      <text:p text:style-name="P1"/>
      <text:p text:style-name="P1">Plains (Oklahoma, Kansas, Nebraska, North Dakota, South Dakota)</text:p>
      <text:list xml:id="list4027320148808613457" text:style-name="LS4">
        <text:list-item>
          <text:p text:style-name="P8">Oklahoma City (8)</text:p>
        </text:list-item>
        <text:list-item>
          <text:p text:style-name="P8">Tulsa (6)</text:p>
        </text:list-item>
        <text:list-item>
          <text:p text:style-name="P8">Wichita (5)</text:p>
        </text:list-item>
        <text:list-item>
          <text:p text:style-name="P8">Fargo</text:p>
        </text:list-item>
        <text:list-item>
          <text:p text:style-name="P8"><text:soft-page-break/>Rapid City</text:p>
        </text:list-item>
        <text:list-item>
          <text:p text:style-name="P8">Sioux Falls</text:p>
        </text:list-item>
        <text:list-item>
          <text:p text:style-name="P8">Bismark</text:p>
        </text:list-item>
      </text:list>
      <text:p text:style-name="P1"/>
      <text:p text:style-name="P1">Northwest (Washington, Oregon, Idaho, Montana, Wyoming)</text:p>
      <text:list xml:id="list2807386226044082449" text:style-name="LS5">
        <text:list-item>
          <text:p text:style-name="P9">Seattle (174)</text:p>
        </text:list-item>
        <text:list-item>
          <text:p text:style-name="P9">Portland, OR (23)</text:p>
        </text:list-item>
        <text:list-item>
          <text:p text:style-name="P9">Boise (13)</text:p>
        </text:list-item>
        <text:list-item>
          <text:p text:style-name="P9">Spokane (9)</text:p>
        </text:list-item>
        <text:list-item>
          <text:p text:style-name="P9">Billings (4)</text:p>
        </text:list-item>
        <text:list-item>
          <text:p text:style-name="P9">Medford, OR (4)</text:p>
        </text:list-item>
        <text:list-item>
          <text:p text:style-name="P9">Idaho Falls, ID (3.5)</text:p>
        </text:list-item>
        <text:list-item>
          <text:p text:style-name="P9">Missoula, MT (3.3)</text:p>
        </text:list-item>
        <text:list-item>
          <text:p text:style-name="P9">Kennewick, WA (2.7)</text:p>
        </text:list-item>
        <text:list-item>
          <text:p text:style-name="P9">Klamath Falls (1.6)</text:p>
        </text:list-item>
        <text:list-item>
          <text:p text:style-name="P9">Eugene (1.5)</text:p>
        </text:list-item>
        <text:list-item>
          <text:p text:style-name="P9">Bend, Or (1.4)</text:p>
        </text:list-item>
        <text:list-item>
          <text:p text:style-name="P9">Yakima (1.3)</text:p>
        </text:list-item>
        <text:list-item>
          <text:p text:style-name="P9">Great Falls, MT</text:p>
        </text:list-item>
        <text:list-item>
          <text:p text:style-name="P9">Casper, WY</text:p>
        </text:list-item>
      </text:list>
      <text:p text:style-name="P1"/>
      <text:p text:style-name="P1">Northeast (Maine, New Hampshire, Vermont, Massachusetts, Connecticut, Rhode Island, New York, New Jersey, Pennsylvania, New Jersey)</text:p>
      <text:list xml:id="list7959538910900141793" text:style-name="LS6">
        <text:list-item>
          <text:p text:style-name="P10">New York, NY (40000)</text:p>
        </text:list-item>
        <text:list-item>
          <text:p text:style-name="P10">Boston, MA (113)</text:p>
        </text:list-item>
        <text:list-item>
          <text:p text:style-name="P10">Buffalo, NY (12)</text:p>
        </text:list-item>
        <text:list-item>
          <text:p text:style-name="P10">Hartford, CT (7)</text:p>
        </text:list-item>
        <text:list-item>
          <text:p text:style-name="P10">Albany, NY (5)</text:p>
        </text:list-item>
      </text:list>
      <text:p text:style-name="P1"/>
      <text:p text:style-name="P1">Midwest (Illinois, Indiana, Ohio, Michigan, Kentucky, West Virginia, Wisconsin, Minnesota)</text:p>
      <text:list xml:id="list4341284854176938445" text:style-name="LS7">
        <text:list-item>
          <text:p text:style-name="P11">Chicago, IL (800)</text:p>
        </text:list-item>
        <text:list-item>
          <text:p text:style-name="P11">Minneapolis (67)</text:p>
        </text:list-item>
        <text:list-item>
          <text:p text:style-name="P11">Detroit (62)</text:p>
        </text:list-item>
        <text:list-item>
          <text:p text:style-name="P11">St. Louis (41)</text:p>
        </text:list-item>
        <text:list-item>
          <text:p text:style-name="P11">Kansas City (29)</text:p>
        </text:list-item>
        <text:list-item>
          <text:p text:style-name="P11">Cincinnati (23)</text:p>
        </text:list-item>
        <text:list-item>
          <text:p text:style-name="P11">Cleveland, OH (20)</text:p>
        </text:list-item>
        <text:list-item>
          <text:p text:style-name="P11">Columbus, OH (11)</text:p>
        </text:list-item>
        <text:list-item>
          <text:p text:style-name="P11">Indianapolis (10)</text:p>
        </text:list-item>
        <text:list-item>
          <text:p text:style-name="P11">Grand Rapids (9)</text:p>
        </text:list-item>
        <text:list-item>
          <text:p text:style-name="P11">Milwaukee (8)</text:p>
        </text:list-item>
        <text:list-item>
          <text:p text:style-name="P11">Louisville (7)</text:p>
        </text:list-item>
        <text:list-item>
          <text:p text:style-name="P11">Charleston (6)</text:p>
        </text:list-item>
        <text:list-item>
          <text:p text:style-name="P11">Des Moines (6)</text:p>
        </text:list-item>
        <text:list-item>
          <text:p text:style-name="P11">Duluth, MN</text:p>
        </text:list-item>
        <text:list-item>
          <text:p text:style-name="P11">Columbia, MO</text:p>
        </text:list-item>
        <text:list-item>
          <text:p text:style-name="P11"><text:soft-page-break/>Traverse City, MI</text:p>
        </text:list-item>
      </text:list>
      <text:p text:style-name="P1"/>
      <text:p text:style-name="P1">Mid-Atlantic</text:p>
      <text:p text:style-name="P1">National Parks</text:p>
      <text:list xml:id="list3421256381214386123" text:style-name="LS8">
        <text:list-item>
          <text:p text:style-name="P12">Death Valley, California</text:p>
        </text:list-item>
        <text:list-item>
          <text:p text:style-name="P12">Yellowstone, Wyoming/Montana/Idaho</text:p>
        </text:list-item>
        <text:list-item>
          <text:p text:style-name="P12">Everglades, Florida</text:p>
        </text:list-item>
        <text:list-item>
          <text:p text:style-name="P12">Grand Canyon, Arizona</text:p>
        </text:list-item>
        <text:list-item>
          <text:p text:style-name="P12">Glacier, Montana</text:p>
        </text:list-item>
        <text:list-item>
          <text:p text:style-name="P12">Olympic, Washington (inaccessible)</text:p>
        </text:list-item>
        <text:list-item>
          <text:p text:style-name="P12">Big Bend, Texas</text:p>
        </text:list-item>
        <text:list-item>
          <text:p text:style-name="P12">Joshua Tree, California</text:p>
        </text:list-item>
        <text:list-item>
          <text:p text:style-name="P12">Yosemite, California</text:p>
        </text:list-item>
        <text:list-item>
          <text:p text:style-name="P12">Great Smoky Mountains, North Carolina/Tennessee</text:p>
        </text:list-item>
        <text:list-item>
          <text:p text:style-name="P12">North Cascades, Washington</text:p>
        </text:list-item>
        <text:list-item>
          <text:p text:style-name="P12">Kings Canyon, California</text:p>
        </text:list-item>
        <text:list-item>
          <text:p text:style-name="P12">Sequoia, California</text:p>
        </text:list-item>
        <text:list-item>
          <text:p text:style-name="P12">Canyonlands, Utah</text:p>
        </text:list-item>
        <text:list-item>
          <text:p text:style-name="P12">Rocky Mountain, Colorado</text:p>
        </text:list-item>
        <text:list-item>
          <text:p text:style-name="P12">Badlands, South Dakota</text:p>
        </text:list-item>
        <text:list-item>
          <text:p text:style-name="P12">Capitol Reef, Utah</text:p>
        </text:list-item>
        <text:list-item>
          <text:p text:style-name="P12">Mount Rainier, Washington</text:p>
        </text:list-item>
        <text:list-item>
          <text:p text:style-name="P12">Voyageurs, Minnesota</text:p>
        </text:list-item>
        <text:list-item>
          <text:p text:style-name="P12">Shenandoah, Virginia</text:p>
        </text:list-item>
        <text:list-item>
          <text:p text:style-name="P12">Crater Lake, Oregon</text:p>
        </text:list-item>
        <text:list-item>
          <text:p text:style-name="P12">Biscayne, Florida</text:p>
        </text:list-item>
        <text:list-item>
          <text:p text:style-name="P12">Zion, Utah</text:p>
        </text:list-item>
        <text:list-item>
          <text:p text:style-name="P12">Redwood, California</text:p>
        </text:list-item>
        <text:list-item>
          <text:p text:style-name="P12">Lassen, California</text:p>
        </text:list-item>
        <text:list-item>
          <text:p text:style-name="P12">Petrified Forest, Arizona</text:p>
        </text:list-item>
        <text:list-item>
          <text:p text:style-name="P12">Saguaro, Arizona</text:p>
        </text:list-item>
        <text:list-item>
          <text:p text:style-name="P12">Guadelupe Mountains, Texas</text:p>
        </text:list-item>
        <text:list-item>
          <text:p text:style-name="P12">Arches, Utah</text:p>
        </text:list-item>
        <text:list-item>
          <text:p text:style-name="P12">Theodore Roosevelt, North Dakota</text:p>
        </text:list-item>
        <text:list-item>
          <text:p text:style-name="P12">Mammoth Cave, Kentucky</text:p>
        </text:list-item>
        <text:list-item>
          <text:p text:style-name="P12">Mesa Verde, Colorado</text:p>
        </text:list-item>
        <text:list-item>
          <text:p text:style-name="P12">Acadia, Maine</text:p>
        </text:list-item>
        <text:list-item>
          <text:p text:style-name="P12">Carlsbad Caverns, New Mexico</text:p>
        </text:list-item>
        <text:list-item>
          <text:p text:style-name="P12">Great Sand Dunes, Colorado</text:p>
        </text:list-item>
        <text:list-item>
          <text:p text:style-name="P12">Bryce Canyon, Utah</text:p>
        </text:list-item>
        <text:list-item>
          <text:p text:style-name="P12">Black Canyon of the Gunnison, Colorado</text:p>
        </text:list-item>
        <text:list-item>
          <text:p text:style-name="P12">Cuyahoga Valley, Colorado</text:p>
        </text:list-item>
        <text:list-item>
          <text:p text:style-name="P12">Wind Cave, South Dakota</text:p>
        </text:list-item>
        <text:list-item>
          <text:p text:style-name="P12">PInnacles, California</text:p>
        </text:list-item>
        <text:list-item>
          <text:p text:style-name="P12">Congaree, South Carolina</text:p>
        </text:list-item>
      </text:list>
      <text:p text:style-name="P1"/>
      <text:p text:style-name="P1"><text:soft-page-break/>Number of cities on this list by size By State</text:p>
      <text:list xml:id="list3745465570077331681" text:style-name="LS9">
        <text:list-item>
          <text:p text:style-name="P13">Alabama 2</text:p>
        </text:list-item>
        <text:list-item>
          <text:p text:style-name="P13">Arizona 2</text:p>
        </text:list-item>
        <text:list-item>
          <text:p text:style-name="P13">Arkansas 1</text:p>
        </text:list-item>
        <text:list-item>
          <text:p text:style-name="P13">California 6</text:p>
        </text:list-item>
        <text:list-item>
          <text:p text:style-name="P13">Colorado 1</text:p>
        </text:list-item>
        <text:list-item>
          <text:p text:style-name="P13">Connecticut 1</text:p>
        </text:list-item>
        <text:list-item>
          <text:p text:style-name="P13">Delaware 0</text:p>
        </text:list-item>
        <text:list-item>
          <text:p text:style-name="P13">District of Columbia 1</text:p>
        </text:list-item>
        <text:list-item>
          <text:p text:style-name="P13">Florida 4</text:p>
        </text:list-item>
        <text:list-item>
          <text:p text:style-name="P13">Georgia 1</text:p>
        </text:list-item>
        <text:list-item>
          <text:p text:style-name="P13">Idaho 1</text:p>
        </text:list-item>
        <text:list-item>
          <text:p text:style-name="P13">Illinois 1</text:p>
        </text:list-item>
        <text:list-item>
          <text:p text:style-name="P13">Indiana 1</text:p>
        </text:list-item>
        <text:list-item>
          <text:p text:style-name="P13">Iowa 1</text:p>
        </text:list-item>
        <text:list-item>
          <text:p text:style-name="P13">Kansas 2</text:p>
        </text:list-item>
        <text:list-item>
          <text:p text:style-name="P13">Kentucky 1</text:p>
        </text:list-item>
        <text:list-item>
          <text:p text:style-name="P13">Louisiana 2</text:p>
        </text:list-item>
        <text:list-item>
          <text:p text:style-name="P13">Maine 0</text:p>
        </text:list-item>
        <text:list-item>
          <text:p text:style-name="P13">Maryland 0</text:p>
        </text:list-item>
        <text:list-item>
          <text:p text:style-name="P13">Massachusetts 1</text:p>
        </text:list-item>
        <text:list-item>
          <text:p text:style-name="P13">Minnesota 1</text:p>
        </text:list-item>
        <text:list-item>
          <text:p text:style-name="P13">Michigan 2</text:p>
        </text:list-item>
        <text:list-item>
          <text:p text:style-name="P13">Mississippi 1</text:p>
        </text:list-item>
        <text:list-item>
          <text:p text:style-name="P13">Missouri 2</text:p>
        </text:list-item>
        <text:list-item>
          <text:p text:style-name="P13">Montana 0</text:p>
        </text:list-item>
        <text:list-item>
          <text:p text:style-name="P13">Nebraska 1</text:p>
        </text:list-item>
        <text:list-item>
          <text:p text:style-name="P13">Nevada 1</text:p>
        </text:list-item>
        <text:list-item>
          <text:p text:style-name="P13">New Hampshire 0</text:p>
        </text:list-item>
        <text:list-item>
          <text:p text:style-name="P13">New Jersey 0</text:p>
        </text:list-item>
        <text:list-item>
          <text:p text:style-name="P13">New Mexico 1</text:p>
        </text:list-item>
        <text:list-item>
          <text:p text:style-name="P13">New York 3</text:p>
        </text:list-item>
        <text:list-item>
          <text:p text:style-name="P13">North Carolina 3</text:p>
        </text:list-item>
        <text:list-item>
          <text:p text:style-name="P13">North Dakota 0</text:p>
        </text:list-item>
        <text:list-item>
          <text:p text:style-name="P13">Ohio 3</text:p>
        </text:list-item>
        <text:list-item>
          <text:p text:style-name="P13">Oklahoma 2</text:p>
        </text:list-item>
        <text:list-item>
          <text:p text:style-name="P13">Oregon 1</text:p>
        </text:list-item>
        <text:list-item>
          <text:p text:style-name="P13">Pennsylvania 2</text:p>
        </text:list-item>
        <text:list-item>
          <text:p text:style-name="P13">Rhode Island 0</text:p>
        </text:list-item>
        <text:list-item>
          <text:p text:style-name="P13">South Carolina 2</text:p>
        </text:list-item>
        <text:list-item>
          <text:p text:style-name="P13">South Dakota 0</text:p>
        </text:list-item>
        <text:list-item>
          <text:p text:style-name="P13">Tennessee 4</text:p>
        </text:list-item>
        <text:list-item>
          <text:p text:style-name="P13">Texas 6</text:p>
        </text:list-item>
        <text:list-item>
          <text:p text:style-name="P13">Utah 1</text:p>
        </text:list-item>
        <text:list-item>
          <text:p text:style-name="P13">Vermont 0</text:p>
        </text:list-item>
        <text:list-item>
          <text:p text:style-name="P13">Virginia 2</text:p>
        </text:list-item>
        <text:list-item>
          <text:p text:style-name="P13"><text:soft-page-break/>Washington 1</text:p>
        </text:list-item>
        <text:list-item>
          <text:p text:style-name="P13">West Virginia 0</text:p>
        </text:list-item>
        <text:list-item>
          <text:p text:style-name="P13">Wisconsin 1</text:p>
        </text:list-item>
        <text:list-item>
          <text:p text:style-name="P13">Wyoming 0</text:p>
        </text:list-item>
      </text:list>
      <text:p text:style-name="P1"/>
      <text:p text:style-name="P1">Tier 2</text:p>
      <text:p text:style-name="P1">Major cities. A City over 100,000 that is not part of a metropolitan area on the Tier 1 list and all State capitals that are not part of a metropolitan area on the tier 1 list. They must be more than 100 miles from their next closest city. The cities within 100 miles from the closest city if they are large enough will have local transport to the larger hub.</text:p>
      <text:p text:style-name="P1"/>
      <text:p text:style-name="P1">Northeast (Maine, New Hampshire, Vermont, Massachusetts, Rhode Island, Connecticut, New York, New Jersey, Pennsylvania)</text:p>
      <text:list xml:id="list4835427422428096020" text:style-name="LS10">
        <text:list-item>
          <text:p text:style-name="P14">Harrisburg, Pennsylvania (4)</text:p>
        </text:list-item>
        <text:list-item>
          <text:p text:style-name="P14">Rochester, New York (4)</text:p>
        </text:list-item>
        <text:list-item>
          <text:p text:style-name="P14">Syracuse, New York (4)</text:p>
        </text:list-item>
        <text:list-item>
          <text:p text:style-name="P14">Scranton, Pennsylvania</text:p>
        </text:list-item>
        <text:list-item>
          <text:p text:style-name="P14">Allentown, Pennsylvania (3)</text:p>
        </text:list-item>
        <text:list-item>
          <text:p text:style-name="P14">Burlington, Vermont (2)</text:p>
        </text:list-item>
        <text:list-item>
          <text:p text:style-name="P14">Bangor, Maine (1)</text:p>
        </text:list-item>
        <text:list-item>
          <text:p text:style-name="P14">Rutland, Vermont</text:p>
        </text:list-item>
      </text:list>
      <text:p text:style-name="P1">Mid-atlantic (Maryland, DC, Delaware, Virginia)</text:p>
      <text:p text:style-name="P1">South (North Carolina, South Carolina, Florida, Alabama, Mississippi, Tennessee, Arkansas, Louisiana)</text:p>
      <text:list xml:id="list8214677538281437666" text:style-name="LS11">
        <text:list-item>
          <text:p text:style-name="P15">Columbia, South Carolina (4)</text:p>
        </text:list-item>
        <text:list-item>
          <text:p text:style-name="P15">Tallahassee, Florida (4)</text:p>
        </text:list-item>
        <text:list-item>
          <text:p text:style-name="P15">Baton Rouge, Louisiana (4)</text:p>
        </text:list-item>
        <text:list-item>
          <text:p text:style-name="P15">Fayetteville, Arkansas (3)</text:p>
        </text:list-item>
        <text:list-item>
          <text:p text:style-name="P15">Huntsville, Alabama (3)</text:p>
        </text:list-item>
        <text:list-item>
          <text:p text:style-name="P15">Port St. Lucie, Florida (3)</text:p>
        </text:list-item>
        <text:list-item>
          <text:p text:style-name="P15">Johnson City, Tennessee (3)</text:p>
        </text:list-item>
        <text:list-item>
          <text:p text:style-name="P15">Columbus, Georgia (3)</text:p>
        </text:list-item>
        <text:list-item>
          <text:p text:style-name="P15">Cape Coral, Florida (2)</text:p>
        </text:list-item>
        <text:list-item>
          <text:p text:style-name="P15">Augusta, Georgia (2)</text:p>
        </text:list-item>
        <text:list-item>
          <text:p text:style-name="P15">Montgomery, Alabama (2)</text:p>
        </text:list-item>
        <text:list-item>
          <text:p text:style-name="P15">Roanoke, Virginia (2)</text:p>
        </text:list-item>
        <text:list-item>
          <text:p text:style-name="P15">Dothan, Alabama (2)</text:p>
        </text:list-item>
        <text:list-item>
          <text:p text:style-name="P15">Ocala, Florida (1)</text:p>
        </text:list-item>
        <text:list-item>
          <text:p text:style-name="P15">Jonesboro, Arkansas (1)</text:p>
        </text:list-item>
      </text:list>
      <text:p text:style-name="P1">Midwest (Ohio, Indiana, Kentucky, Illinois, Michigan, Wisconsin, Minnesota, Iowa, Missouri)</text:p>
      <text:list xml:id="list4083275392256331" text:style-name="LS12">
        <text:list-item>
          <text:p text:style-name="P16">Fort Wayne, Indiana (4)</text:p>
        </text:list-item>
        <text:list-item>
          <text:p text:style-name="P16">Lexington, Kentucky (3)</text:p>
        </text:list-item>
        <text:list-item>
          <text:p text:style-name="P16">Madison, Wisconsin (3)</text:p>
        </text:list-item>
        <text:list-item>
          <text:p text:style-name="P16">Duluth, Minnesota (3)</text:p>
        </text:list-item>
        <text:list-item>
          <text:p text:style-name="P16">Springfield, Missouri (3)</text:p>
        </text:list-item>
        <text:list-item>
          <text:p text:style-name="P16">South Bend, Indiana (3)</text:p>
        </text:list-item>
        <text:list-item>
          <text:p text:style-name="P16"><text:soft-page-break/>Appleton, Wisconsin (2) (Green Bay)</text:p>
        </text:list-item>
        <text:list-item>
          <text:p text:style-name="P16">Rockford, Illinois (2)</text:p>
        </text:list-item>
        <text:list-item>
          <text:p text:style-name="P16">Davenport, Iowa (2)</text:p>
        </text:list-item>
        <text:list-item>
          <text:p text:style-name="P16">Eau Claire, Wisconsin (2)</text:p>
        </text:list-item>
        <text:list-item>
          <text:p text:style-name="P16">Lansing, Michigan (2)</text:p>
        </text:list-item>
        <text:list-item>
          <text:p text:style-name="P16">Toledo, Ohio (2)</text:p>
        </text:list-item>
      </text:list>
      <text:p text:style-name="P1">Northern Plains (Montana, North Dakota, South Dakota, Nebraska, Wyoming)</text:p>
      <text:list xml:id="list189349283429406082" text:style-name="LS13">
        <text:list-item>
          <text:p text:style-name="P17">Fargo, North Dakota <text:s/>(4)</text:p>
        </text:list-item>
        <text:list-item>
          <text:p text:style-name="P17">Rapid City, South Dakota (3)</text:p>
        </text:list-item>
      </text:list>
      <text:list xml:id="list2590211855691550978" text:style-name="LS14">
        <text:list-item>
          <text:p text:style-name="P18">Sioux Falls, South Dakota (3)</text:p>
        </text:list-item>
        <text:list-item>
          <text:p text:style-name="P18">Bismark, North Dakota (2)</text:p>
        </text:list-item>
        <text:list-item>
          <text:p text:style-name="P18">Grand Island, Nebraska (1)</text:p>
        </text:list-item>
      </text:list>
      <text:p text:style-name="P1">Southern Plains (Kansas, Oklahoma, Texas, New Mexico, Colorado)</text:p>
      <text:list xml:id="list224" text:style-name="LS14">
        <text:list-item>
          <text:p text:style-name="P18">Corpus Christi, Texas (3)</text:p>
        </text:list-item>
        <text:list-item>
          <text:p text:style-name="P18">Colorado Springs, Colorado (3)</text:p>
        </text:list-item>
        <text:list-item>
          <text:p text:style-name="P18">Grand Junction, Colorado (3)</text:p>
        </text:list-item>
        <text:list-item>
          <text:p text:style-name="P18">Lawton, Oklahoma (1)</text:p>
        </text:list-item>
        <text:list-item>
          <text:p text:style-name="P18">Edwards, Colorado (1)</text:p>
        </text:list-item>
        <text:list-item>
          <text:p text:style-name="P18">Enid, Oklahoma (1)</text:p>
        </text:list-item>
      </text:list>
      <text:p text:style-name="P1">West (Washington, Idaho, Oregon, Utah, Arizona, Nevada, California)</text:p>
      <text:list xml:id="list3965466911813690617" text:style-name="LS15">
        <text:list-item>
          <text:p text:style-name="P19">Reno, Nevada (4)</text:p>
        </text:list-item>
        <text:list-item>
          <text:p text:style-name="P19">Medford, Oregon (3)</text:p>
        </text:list-item>
        <text:list-item>
          <text:p text:style-name="P19">Missoula, Montana (3)</text:p>
        </text:list-item>
        <text:list-item>
          <text:p text:style-name="P19">Idaho Falls, Idaho (3)</text:p>
        </text:list-item>
        <text:list-item>
          <text:p text:style-name="P19">Kennewick-Pasco-Richland, Washington (3)</text:p>
        </text:list-item>
        <text:list-item>
          <text:p text:style-name="P19">Santa Barbara, California (3)</text:p>
        </text:list-item>
        <text:list-item>
          <text:p text:style-name="P19">Eureka, California (2)</text:p>
        </text:list-item>
        <text:list-item>
          <text:p text:style-name="P19">Yuma, Arizona (2)</text:p>
        </text:list-item>
        <text:list-item>
          <text:p text:style-name="P19">Redding, California (2)</text:p>
        </text:list-item>
        <text:list-item>
          <text:p text:style-name="P19">San Luis Obispo, California (2)</text:p>
        </text:list-item>
        <text:list-item>
          <text:p text:style-name="P19">Lake Havasu, Arizona (2)</text:p>
        </text:list-item>
        <text:list-item>
          <text:p text:style-name="P19">Bellingham, Washington (2)</text:p>
        </text:list-item>
        <text:list-item>
          <text:p text:style-name="P19">Medford, Oregon (2)</text:p>
        </text:list-item>
        <text:list-item>
          <text:p text:style-name="P19">Eugene, Oregon (2)</text:p>
        </text:list-item>
        <text:list-item>
          <text:p text:style-name="P19">Bend, Oregon (2)</text:p>
        </text:list-item>
        <text:list-item>
          <text:p text:style-name="P19">Chico, California (1)</text:p>
        </text:list-item>
        <text:list-item>
          <text:p text:style-name="P19">St. George, Utah (1)</text:p>
        </text:list-item>
        <text:list-item>
          <text:p text:style-name="P19">Yakima, Washington (1)</text:p>
        </text:list-item>
        <text:list-item>
          <text:p text:style-name="P19">Prescott, Arizona (1)</text:p>
        </text:list-item>
        <text:list-item>
          <text:p text:style-name="P19">Redding, California (1)</text:p>
        </text:list-item>
        <text:list-item>
          <text:p text:style-name="P19">Klamath Falls, Oregon (1)</text:p>
        </text:list-item>
        <text:list-item>
          <text:p text:style-name="P19">Flagstaff, Arizona (1)</text:p>
        </text:list-item>
        <text:list-item>
          <text:p text:style-name="P19">Visalia, California (1)</text:p>
        </text:list-item>
        <text:list-item>
          <text:p text:style-name="P19">Salem, Oregon (1)</text:p>
        </text:list-item>
        <text:list-item>
          <text:p text:style-name="P19">Modesto, California (1)</text:p>
        </text:list-item>
        <text:list-item>
          <text:p text:style-name="P19">Merced, California (1)</text:p>
        </text:list-item>
        <text:list-item>
          <text:p text:style-name="P19"><text:soft-page-break/>Wenatchee, Washington (1)</text:p>
        </text:list-item>
      </text:list>
      <text:p text:style-name="P1"/>
      <text:p text:style-name="P1">Rail routes</text:p>
      <text:p text:style-name="P1">Number system</text:p>
      <text:p text:style-name="P1">The smallest numbers will be south and west. Just like the Interstate Highway system. The third digit will determine the importance and direction. There will also be popular names.</text:p>
      <text:p text:style-name="P1">100s - east to west tier 1 and 2</text:p>
      <text:p text:style-name="P1">200s - north to south tier 1 and 2</text:p>
      <text:p text:style-name="P1">300s - east to west tier 3</text:p>
      <text:p text:style-name="P1">400s - north to south tier 3</text:p>
      <text:p text:style-name="P1">500s - National Parks, Buses or Trains, whichever is appropriate</text:p>
      <text:p text:style-name="P1">13 east-west routes (14 different routes, city to city 5 have different stops in between the coasts)</text:p>
      <text:p text:style-name="P1">12 North-South routes (12 different routes)</text:p>
      <text:p text:style-name="P1">14 local routes</text:p>
      <text:p text:style-name="P1">A total of 40 different routes</text:p>
      <text:p text:style-name="P1">AMTRAK currently has 44 different routes</text:p>
      <text:list xml:id="list506615723977667226" text:style-name="LS16">
        <text:list-item>
          <text:p text:style-name="P20">101N - Seattle to Minneapolis via Wenatchee, Moses Lake, Spokane, Missoula, Butte, Billings, Bismark, Fargo, Minneapolis, Eau Claire, Green Bay, Sheboygan, Milwaukee</text:p>
        </text:list-item>
        <text:list-item>
          <text:p text:style-name="P20">101S - Seattle to Minneapolis via Yakima, Kennewick, Spokane, Missoula, Butte, Billings, Rapid City, Pierre, Sioux Falls, Minneapolis, Eau Claire, Madison, Milwaukee</text:p>
        </text:list-item>
        <text:list-item>
          <text:p text:style-name="P20">102 - Portland to Salt Lake City via Kennewick, Boise, Pocatello,</text:p>
        </text:list-item>
        <text:list-item>
          <text:p text:style-name="P20">103 - Portland, Kennewick, Spokane, Missoula, Butte, Billings, Casper, Rapid City, Sioux Falls, Minneapolis, Eau Claire, Madison, Rockford, Chicago</text:p>
        </text:list-item>
      </text:list>
      <text:list xml:id="list158718832949349559" text:style-name="LS17">
        <text:list-item>
          <text:p text:style-name="P21">104 - San Francisco to Chicago via San Jose, Sacramento, Reno, Winnemucca, Salt Lake City, Cheyenne, Denver, Topeka, Kansas City, Omaha, Des Moines, Davenport, Rockford</text:p>
        </text:list-item>
        <text:list-item>
          <text:p text:style-name="P21">105 - Los Angeles to Chicago via Las Vegas, St. George, Salt Lake City, Grand Junction, Denver, Topeka, Kansas City, Jefferson City, St. Louis, Springfield, Peoria</text:p>
        </text:list-item>
        <text:list-item>
          <text:p text:style-name="P21">106 - Los Angeles to El Paso via San Diego, El Centro, Yuma, Phoenix, Tucson, Las Cruces</text:p>
        </text:list-item>
        <text:list-item>
          <text:p text:style-name="P21">107 - Los Angeles to Wilmington, via Las Vegas, Flagstaff, Albuquerque, Amarillo, Oklahoma city, Tulsa, Fayetteville, Little Rock, Memphis, Nashville, Knoxville, Asheville, Hickory, Charlotte, Fayetteville</text:p>
        </text:list-item>
        <text:list-item>
          <text:p text:style-name="P21">110 - Chicago to Boston via Grand Rapids, Lansing, Detroit, Toledo, Cleveland, Erie, Buffalo, Rochester, Syracuse, Albany, Springfield</text:p>
        </text:list-item>
        <text:list-item>
          <text:p text:style-name="P21">111 - Chicago to Boston via South Bend, Fort Wayne, Toledo, Cleveland, Pittsburgh, State College, Harrisburg, Philadelphia, Allentown, New York, Hartford, Providence</text:p>
        </text:list-item>
        <text:list-item>
          <text:p text:style-name="P21">112 - Chicago to Virginia Beach via Indianapolis, Cincinnati, Charleston, Charlottesville, Richmond, </text:p>
        </text:list-item>
        <text:list-item>
          <text:p text:style-name="P21">113 - El Paso to Jacksonville via San Antonio, Houston, Beaumont, Lafayette, Baton Rouge, New Orleans, Gulfport, Mobile, Pensacola, Tallahassee</text:p>
        </text:list-item>
        <text:list-item>
          <text:p text:style-name="P21">114 - El Paso to Atlanta via Midland, Abilene, Dallas, Tyler, Longview, Shreveport, Monroe, Jackson, Birmingham</text:p>
        </text:list-item>
        <text:list-item>
          <text:p text:style-name="P21">115 - Chicago to Washington via South Bend, Toledo, Sardusky, Cleveland, Youngstown, Pittsburgh, Cumberland, Martinsburg,</text:p>
        </text:list-item>
        <text:list-item>
          <text:p text:style-name="P21"><text:soft-page-break/>201 - Vancouver to Tijuana via Bellingham, Seattle, Portland, Salem, Corvallis, Eugene, Medford, Redding, Chico, Sacramento, Stockton, Modesto, Merced, Visalia, Fresno, Bakersfield, Los Angeles, San Diego</text:p>
        </text:list-item>
        <text:list-item>
          <text:p text:style-name="P21">202 - Vancouver to Tijuana via Bellingham, Seattle, Portland, Salem, Corvallis, Eugene, Klamath Falls, Redding, Chico, Sacramento, Stockton, San Jose, Salinas, San Luis Obispo, Santa Barbara, Los Angeles, San Diego</text:p>
        </text:list-item>
        <text:list-item>
          <text:p text:style-name="P21">203 - Grand Canyon to Flagstaff to Phoenix via Prescott</text:p>
        </text:list-item>
        <text:list-item>
          <text:p text:style-name="P21">204 - Denver to El Paso via Colorado Springs, Pueblo, Santa Fe, Albuquerque, Las Cruces</text:p>
        </text:list-item>
        <text:list-item>
          <text:p text:style-name="P21">205 - Winnipeg to Houston via Grand Forks, Minneapolis, Des Moines, Omaha, Kansas City, Topeka, Wichita, Enid, Oklahoma City, Dallas</text:p>
        </text:list-item>
        <text:list-item>
          <text:p text:style-name="P21">206 - Chicago to Houston via Peoria, Springfield, St. Louis, Kansas City, Topeka, Wichita, Oklahoma City, Lawton, Wichita Falls, Dallas, College Station</text:p>
        </text:list-item>
        <text:list-item>
          <text:p text:style-name="P21">207 - Chicago to Orlando via Indianapolis, Dayton, Cincinnati, Louisville, Lexington, Nashville, Chattanooga, Atlanta, Macon, Savannah, Jacksonville, Daytona Beach</text:p>
        </text:list-item>
        <text:list-item>
          <text:p text:style-name="P21">208 - Cleveland to Orlando via Columbus, Dayton, Cincinnati, Louisville, Lexington, Nashville, Chattanooga, Atlanta, Augusta, Columbia, Charleston, Savannah, Jacksonville, Gainesville, Ocala, Orlando</text:p>
        </text:list-item>
        <text:list-item>
          <text:p text:style-name="P21">211 - Montreal to Orlando via Burlington, Albany, New York, Trenton, Philadelphia, Wilmington DE, Baltimore, Washington, Winchester, Winchester, Harrisonburg, Roanoke, Lynchburg, Danville, Greensboro, Winston-Salem, Salisbury, Charlotte, Columbia, Augusta, Statesboro, Savannah, Jesup, Jacksonville, Gainesville, Ocala, Orlando</text:p>
        </text:list-item>
        <text:list-item>
          <text:p text:style-name="P21">212 - Halifax to Orlando via Bangor, Portland, Boston, Providence, Hartford, New Haven, New York, Trenton, Philadelphia, Wilmington, Baltimore, Washington, Richmond, Wilson, Raleigh, Fayetteville, Florence, Charleston, Savannah, Jesup, Jacksonville, Daytona Beach</text:p>
        </text:list-item>
        <text:list-item>
          <text:p text:style-name="P21">213 - Orlando to Lakeland to Tampa to Sarasota to Cape Coral to Miami</text:p>
        </text:list-item>
        <text:list-item>
          <text:p text:style-name="P21">214 - Orlando to Palm Bay to Port St. Lucie to West Palm Beach to Fort Lauderdale to Miami</text:p>
        </text:list-item>
        <text:list-item>
          <text:p text:style-name="P21">215 - Salt Lake City to Calgary via Pocatello, Idaho Falls, Butte, Great Falls, Lethbridge</text:p>
        </text:list-item>
        <text:list-item>
          <text:p text:style-name="P21">300 - Scranton to New York City</text:p>
        </text:list-item>
        <text:list-item>
          <text:p text:style-name="P21">301 - Bend to Eugene</text:p>
        </text:list-item>
        <text:list-item>
          <text:p text:style-name="P21">302 (bus) - Mount Rainier to Tacoma</text:p>
        </text:list-item>
        <text:list-item>
          <text:p text:style-name="P21">303 - Philadelphia to Jersey City</text:p>
        </text:list-item>
        <text:list-item>
          <text:p text:style-name="P21">400 - Dallas to Brownsville, via Waco, Killeen, Austin, San Antonio, Laredo, Corpus Christi, McAllen</text:p>
        </text:list-item>
        <text:list-item>
          <text:p text:style-name="P21">401 - San Antonio to Monterrey via Laredo, Nuevo Laredo, Anahuac</text:p>
        </text:list-item>
        <text:list-item>
          <text:p text:style-name="P21">402 - Nashville to Huntsville to Montgomery to Birmingham to Mobile</text:p>
        </text:list-item>
        <text:list-item>
          <text:p text:style-name="P21">403 - Amarillo to Plainview to Lubbock to Slaton to Snyder to Sweetwater to Abilene</text:p>
        </text:list-item>
        <text:list-item>
          <text:p text:style-name="P21">404 - Lake Havasu to Las Vegas</text:p>
        </text:list-item>
        <text:list-item>
          <text:p text:style-name="P21">405 - Seaford to Dover to Philadelphia</text:p>
        </text:list-item>
        <text:list-item>
          <text:p text:style-name="P21">406 - Raleigh to Wilson to Greenville</text:p>
        </text:list-item>
        <text:list-item>
          <text:p text:style-name="P21">407 - Raleigh to Fayetteville to Lumberton to Wilmington</text:p>
        </text:list-item>
        <text:list-item>
          <text:p text:style-name="P21">408 - Jackson to Tuscaloosa to Montgomery to Atlanta</text:p>
        </text:list-item>
        <text:list-item>
          <text:p text:style-name="P21"><text:soft-page-break/>409 - Seattle to Portland to Kennewick to Spokane to Moses Lake to Wenatchee to Seattle</text:p>
        </text:list-item>
      </text:list>
      <text:p text:style-name="P1"/>
      <text:p text:style-name="P1">Fastest routes, fewest transfers</text:p>
      <table:table table:name="Table1" table:style-name="Table1">
        <table:table-column table:style-name="Table1.A"/>
        <table:table-column table:style-name="Table1.B"/>
        <table:table-column table:style-name="Table1.C" table:number-columns-repeated="8"/>
        <table:table-row>
          <table:table-cell table:style-name="Table1.A1" office:value-type="string">
            <text:p text:style-name="P3">City</text:p>
          </table:table-cell>
          <table:table-cell table:style-name="Table1.A1" office:value-type="string">
            <text:p text:style-name="P3">NY</text:p>
          </table:table-cell>
          <table:table-cell table:style-name="Table1.A1" office:value-type="string">
            <text:p text:style-name="P3">LA</text:p>
          </table:table-cell>
          <table:table-cell table:style-name="Table1.A1" office:value-type="string">
            <text:p text:style-name="P3">SF</text:p>
          </table:table-cell>
          <table:table-cell table:style-name="Table1.A1" office:value-type="string">
            <text:p text:style-name="P3">Atlanta</text:p>
          </table:table-cell>
          <table:table-cell table:style-name="Table1.A1" office:value-type="string">
            <text:p text:style-name="P3">Seattle</text:p>
          </table:table-cell>
          <table:table-cell table:style-name="Table1.A1" office:value-type="string">
            <text:p text:style-name="P3">Miami</text:p>
          </table:table-cell>
          <table:table-cell table:style-name="Table1.A1" office:value-type="string">
            <text:p text:style-name="P3">Chicago</text:p>
          </table:table-cell>
          <table:table-cell table:style-name="Table1.A1" office:value-type="string">
            <text:p text:style-name="P3">Houston</text:p>
          </table:table-cell>
          <table:table-cell table:style-name="Table1.A1" office:value-type="string">
            <text:p text:style-name="P3">Boston</text:p>
          </table:table-cell>
        </table:table-row>
        <table:table-row>
          <table:table-cell table:style-name="Table1.A1" office:value-type="string">
            <text:p text:style-name="P3">NY</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LA</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2"><text:span text:style-name="T1">SF/SJ</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Atlanta</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Seattl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Miami</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Chicago</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Housto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Bosto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1"/>
      <text:p text:style-name="P1">AMTRAK will be given full power to adjust their rates, talk to get money to expand from Congress, negotiate with private rail lines, and give suggestions for better routes.</text:p>
      <text:p text:style-name="P1"/>
      <text:p text:style-name="P1">Here is the timeline for how this will be done.</text:p>
      <text:list xml:id="list2859043973805306864" text:style-name="LS18">
        <text:list-item>
          <text:p text:style-name="P22">AMTRAK will expand service to more cities by possessing the railways of America. Private companies can use them for a license, just like how Americans can use the freeway with a license. AMTRAK will be given all the funding they need to purchase new trains to run on the tracks as long as they go a minimum of 200 KM/H. Service will be expanded to Las Vegas, Boise, Nashville, Columbus, and intercity connections. See arguments in favor of public rail lines below.</text:p>
        </text:list-item>
        <text:list-item>
          <text:p text:style-name="P22">Former trains will be sold to the highest bidder. The revenue will be used to buy more high speed trains to fulfill demand. High speed trains will be defined as a possible safe top speed of 500 km/h or more.</text:p>
        </text:list-item>
      </text:list>
      <text:p text:style-name="P1"/>
      <text:p text:style-name="P1">Here is the order of the corridors that will be improved in order.</text:p>
      <text:list xml:id="list8666693379517238327" text:style-name="LS19">
        <text:list-item>
          <text:p text:style-name="P23">East Coast, Portland to Miami</text:p>
        </text:list-item>
        <text:list-item>
          <text:p text:style-name="P23">West Coast, Seattle to Los Angeles</text:p>
        </text:list-item>
        <text:list-item>
          <text:p text:style-name="P23">Cross country, Chicago to New York</text:p>
        </text:list-item>
        <text:list-item>
          <text:p text:style-name="P23">Cross country, Chicago to Washington</text:p>
        </text:list-item>
        <text:list-item>
          <text:p text:style-name="P23">Cross country, Los Angeles to Chicago</text:p>
        </text:list-item>
        <text:list-item>
          <text:p text:style-name="P23">Cross country, Seattle to Chicago</text:p>
        </text:list-item>
        <text:list-item>
          <text:p text:style-name="P23">Cross country, Los Angeles to Jacksonville</text:p>
        </text:list-item>
        <text:list-item>
          <text:p text:style-name="P23">Cross country, San Francisco to Chicago</text:p>
        </text:list-item>
        <text:list-item>
          <text:p text:style-name="P23"><text:soft-page-break/>Regional, Portland to Salt Lake City</text:p>
        </text:list-item>
        <text:list-item>
          <text:p text:style-name="P23">North-South, Chicago to Houston</text:p>
        </text:list-item>
        <text:list-item>
          <text:p text:style-name="P23">North-South, Chicago to Jacksonville</text:p>
        </text:list-item>
      </text:list>
      <text:p text:style-name="P1"/>
      <text:p text:style-name="P1">At this point we will have enough revenue generated to finish the improvements. As trains fill new trains will be bought. AMTRAK must be given enough flexibility to do this. AMTRAK will have full power to add stops in cities which the train goes through. People who buy tickets must have flexibility to buy layovers in cities when they buy their tickets on a single trip. That way people who want to explore a city for a few hours can take their things off the train, keep their luggage in a locker at the train station, and catch the next train they need.</text:p>
      <text:p text:style-name="P1"/>
      <text:p text:style-name="P1">Why America should have public railways</text:p>
      <text:p text:style-name="P1">1. Railways are a naturally monopolistic good. This drives prices up. Railways should be possessed by the government the same way that roads are possessed to save money for Americans.</text:p>
      <text:p text:style-name="P1">2. Railways are the most cost efficient form of transportation for moving large numbers of people according to the Department of Transportation.</text:p>
      <text:p text:style-name="P1">3. By owning the railways the government can set different speed limits on different railways, so the slowest freight trains will not interfere and slow down high speed passenger trains.</text:p>
      <text:p text:style-name="P1">4. By owning the railways the government can license companies to run on any railway they designate at different speeds to maintain the railways, this means each company has free rein and can serve wherever their customers send them. A truly free market, which currently does not exist. The licenses will support maintaining the railways. The government can then build and manage byways so that freight trains and passenger trains can navigate through cities efficiently cutting costs for everybody.</text:p>
      <text:p text:style-name="P1"/>
      <text:p text:style-name="P1">Current owners of the largest railways by mileage.</text:p>
      <text:list xml:id="list8406089436078022158" text:style-name="LS20">
        <text:list-item>
          <text:p text:style-name="P24">BNSF Railway, 32,166 miles, Berkshire Hathaway, Western US</text:p>
        </text:list-item>
        <text:list-item>
          <text:p text:style-name="P24">Union Pacific, 31,900 miles, Union Pacific Corporation, Western US</text:p>
        </text:list-item>
        <text:list-item>
          <text:p text:style-name="P24">CSX Transportation, 21,000 miles, CSX Corporation, Eastern US</text:p>
        </text:list-item>
        <text:list-item>
          <text:p text:style-name="P24">Norfolk Southern Corporation, over 20,000 miles, Eastern US</text:p>
        </text:list-item>
        <text:list-item>
          <text:p text:style-name="P24">AMTRAK, 802.2 miles, mostly on the east coast</text:p>
        </text:list-item>
        <text:list-item>
          <text:p text:style-name="P24">Kansas City Southern, 124.5 miles, from Kansas city to the border with Mexico</text:p>
        </text:list-item>
      </text:list>
      <text:p text:style-name="P1"/>
      <text:p text:style-name="P1">The government owning the railways of a country is currently done in Canada, Mexico, Germany, Japan and many <text:s/>other countries.</text:p>
      <text:p text:style-name="P1"/>
      <text:p text:style-name="P1">Countries/Regions to look at while designing a superior system.</text:p>
      <text:list xml:id="list5104687408036537718" text:style-name="LS21">
        <text:list-item>
          <text:p text:style-name="P25">Japan (300 km/h)</text:p>
        </text:list-item>
        <text:list-item>
          <text:p text:style-name="P25">India’s spread and access</text:p>
        </text:list-item>
        <text:list-item>
          <text:p text:style-name="P25">Western European Union (300 km/h)</text:p>
        </text:list-item>
        <text:list-item>
          <text:p text:style-name="P25">China’s rapid development (300 km/hr)</text:p>
        </text:list-item>
        <text:list-item>
          <text:p text:style-name="P25">South Korea (300 km/hr)</text:p>
        </text:list-item>
      </text:list>
      <text:p text:style-name="P1"/>
      <text:p text:style-name="P1">American cities index</text:p>
      <text:p text:style-name="P1"/>
      <text:p text:style-name="P1"><text:soft-page-break/>Route names</text:p>
      <text:list xml:id="list322" text:style-name="LS17">
        <text:list-item>
          <text:p text:style-name="P21">101a - Empire Builder</text:p>
        </text:list-item>
        <text:list-item>
          <text:p text:style-name="P21">101b - Empire Builder</text:p>
        </text:list-item>
        <text:list-item>
          <text:p text:style-name="P21">102 - Northwest Corridor</text:p>
        </text:list-item>
        <text:list-item>
          <text:p text:style-name="P21">103 - Empire Builder</text:p>
        </text:list-item>
        <text:list-item>
          <text:p text:style-name="P21">104 - California Zephyr</text:p>
        </text:list-item>
        <text:list-item>
          <text:p text:style-name="P21">105 - Southwest Chief</text:p>
        </text:list-item>
        <text:list-item>
          <text:p text:style-name="P21">106 - Sunset West</text:p>
        </text:list-item>
        <text:list-item>
          <text:p text:style-name="P21">107 - Las Vegas to Charlotte, via Flagstaff, Albuquerque, Amarillo, Oklahoma city, Tulsa, Fayetteville, Little Rock, Memphis, Nashville, Knoxville, Asheville, Hickory,</text:p>
        </text:list-item>
        <text:list-item>
          <text:p text:style-name="P21">110 - Lake Shore Limited</text:p>
        </text:list-item>
        <text:list-item>
          <text:p text:style-name="P21">111 - Lake Shore Limited</text:p>
        </text:list-item>
        <text:list-item>
          <text:p text:style-name="P21">112 - Coast to Lake</text:p>
        </text:list-item>
        <text:list-item>
          <text:p text:style-name="P21">113 - Virginian</text:p>
        </text:list-item>
        <text:list-item>
          <text:p text:style-name="P21">114 - Sunset East</text:p>
        </text:list-item>
        <text:list-item>
          <text:p text:style-name="P21">115 - Crescent</text:p>
        </text:list-item>
        <text:list-item>
          <text:p text:style-name="P21">116 - Cardinal</text:p>
        </text:list-item>
        <text:list-item>
          <text:p text:style-name="P21">201 - West Starlight</text:p>
        </text:list-item>
        <text:list-item>
          <text:p text:style-name="P21">202 - Coast Starlight</text:p>
        </text:list-item>
        <text:list-item>
          <text:p text:style-name="P21">203 - Grand Canyon</text:p>
        </text:list-item>
        <text:list-item>
          <text:p text:style-name="P21">204 - White Snow</text:p>
        </text:list-item>
        <text:list-item>
          <text:p text:style-name="P21">205 - Heartland</text:p>
        </text:list-item>
        <text:list-item>
          <text:p text:style-name="P21">206 - Texas Eagle</text:p>
        </text:list-item>
        <text:list-item>
          <text:p text:style-name="P21">207 - Sunset Express West</text:p>
        </text:list-item>
        <text:list-item>
          <text:p text:style-name="P21">208 - Sunset Express East</text:p>
        </text:list-item>
        <text:list-item>
          <text:p text:style-name="P21">211 - The Quebecer</text:p>
        </text:list-item>
        <text:list-item>
          <text:p text:style-name="P21">212E - Maritime Express</text:p>
        </text:list-item>
        <text:list-item>
          <text:p text:style-name="P21">212W - Maritime Express</text:p>
        </text:list-item>
        <text:list-item>
          <text:p text:style-name="P21">213 - Florida Express</text:p>
        </text:list-item>
        <text:list-item>
          <text:p text:style-name="P21">214 - Florida Express</text:p>
        </text:list-item>
        <text:list-item>
          <text:p text:style-name="P21">300 - Appalachian</text:p>
        </text:list-item>
        <text:list-item>
          <text:p text:style-name="P21">301 - Oregon Snow</text:p>
        </text:list-item>
        <text:list-item>
          <text:p text:style-name="P21">400 - Southern Arm</text:p>
        </text:list-item>
        <text:list-item>
          <text:p text:style-name="P21">401 - Mexican Express</text:p>
        </text:list-item>
        <text:list-item>
          <text:p text:style-name="P21">402 - Alabama Express</text:p>
        </text:list-item>
        <text:list-item>
          <text:p text:style-name="P21">403 - West Texan</text:p>
        </text:list-item>
        <text:list-item>
          <text:p text:style-name="P21">404 - Gambler</text:p>
        </text:list-item>
        <text:list-item>
          <text:p text:style-name="P21">405 - Delmarvan</text:p>
        </text:list-item>
        <text:list-item>
          <text:p text:style-name="P21">406 - Seaside North</text:p>
        </text:list-item>
        <text:list-item>
          <text:p text:style-name="P21">407 - Seaside South</text:p>
        </text:list-item>
        <text:list-item>
          <text:p text:style-name="P21">408 - Alabama express</text:p>
        </text:list-item>
      </text:list>
      <text:p text:style-name="P1"/>
      <text:p text:style-name="P1">City Routes (alphabetical)</text:p>
      <text:list xml:id="list183456356465687883" text:style-name="LS22">
        <text:list-item>
          <text:p text:style-name="P26">Albany NY - 110, 211</text:p>
        </text:list-item>
        <text:list-item>
          <text:p text:style-name="P26">Albuquerque NM - 107, 204</text:p>
        </text:list-item>
        <text:list-item>
          <text:p text:style-name="P26">Allentown PA - 111</text:p>
        </text:list-item>
        <text:list-item>
          <text:p text:style-name="P26"><text:soft-page-break/>Asheville NC - 107</text:p>
        </text:list-item>
        <text:list-item>
          <text:p text:style-name="P26">Atlanta GA - 115, 207, 208</text:p>
        </text:list-item>
        <text:list-item>
          <text:p text:style-name="P26">Augusta GA - 208</text:p>
        </text:list-item>
        <text:list-item>
          <text:p text:style-name="P26">Austin NY - 400</text:p>
        </text:list-item>
        <text:list-item>
          <text:p text:style-name="P26">Bakersfield CA - 201</text:p>
        </text:list-item>
        <text:list-item>
          <text:p text:style-name="P26">Baltimore MD - 211, 212</text:p>
        </text:list-item>
        <text:list-item>
          <text:p text:style-name="P26">Bangor ME - 211, 212</text:p>
        </text:list-item>
        <text:list-item>
          <text:p text:style-name="P26">Baton Rogue LA - 114</text:p>
        </text:list-item>
        <text:list-item>
          <text:p text:style-name="P26">Bellingham WA <text:s/>- 201, 202</text:p>
        </text:list-item>
        <text:list-item>
          <text:p text:style-name="P26">Bend OR - 301</text:p>
        </text:list-item>
        <text:list-item>
          <text:p text:style-name="P26">Billings MT- 101, 103</text:p>
        </text:list-item>
        <text:list-item>
          <text:p text:style-name="P26">Birmingham AL - 115N, 402, 408</text:p>
        </text:list-item>
        <text:list-item>
          <text:p text:style-name="P26">Bismark ND - 101N, 103N</text:p>
        </text:list-item>
        <text:list-item>
          <text:p text:style-name="P26">Boise ID - 102</text:p>
        </text:list-item>
        <text:list-item>
          <text:p text:style-name="P26">Boston MA - 110, 111, 212</text:p>
        </text:list-item>
        <text:list-item>
          <text:p text:style-name="P26">Brownsville, TX - 400</text:p>
        </text:list-item>
        <text:list-item>
          <text:p text:style-name="P26">Buffalo NY - 110</text:p>
        </text:list-item>
        <text:list-item>
          <text:p text:style-name="P26">Burlington, VT - 211</text:p>
        </text:list-item>
        <text:list-item>
          <text:p text:style-name="P26">Cape Coral, FL - 207, 213</text:p>
        </text:list-item>
        <text:list-item>
          <text:p text:style-name="P26">Charleston, SC - 113, 208, 211</text:p>
        </text:list-item>
        <text:list-item>
          <text:p text:style-name="P26">Charleston, WV - </text:p>
        </text:list-item>
        <text:list-item>
          <text:p text:style-name="P26">Charlotte NC - 107, 212</text:p>
        </text:list-item>
        <text:list-item>
          <text:p text:style-name="P26">Chattanooga TN - 207, 208</text:p>
        </text:list-item>
        <text:list-item>
          <text:p text:style-name="P26">Chicago IL - 101, 103, 104, 105,110, 111, 112, 113, 116, 206, 207</text:p>
        </text:list-item>
        <text:list-item>
          <text:p text:style-name="P26">Chico CA - 201, 202</text:p>
        </text:list-item>
        <text:list-item>
          <text:p text:style-name="P26">Cincinnati OH - 113, 207, 208</text:p>
        </text:list-item>
        <text:list-item>
          <text:p text:style-name="P26">Cleveland OH - 110, 111, 112, 116, 208</text:p>
        </text:list-item>
        <text:list-item>
          <text:p text:style-name="P26">Colorado Springs CO - 204</text:p>
        </text:list-item>
        <text:list-item>
          <text:p text:style-name="P26">Columbia, SC - 208, 211, 212</text:p>
        </text:list-item>
        <text:list-item>
          <text:p text:style-name="P26">Columbus, GA - </text:p>
        </text:list-item>
        <text:list-item>
          <text:p text:style-name="P26">Columbus, OH - 208</text:p>
        </text:list-item>
        <text:list-item>
          <text:p text:style-name="P26">Corpus Christi TX - 400</text:p>
        </text:list-item>
        <text:list-item>
          <text:p text:style-name="P26">Dallas TX - 115, 205, 206, 400</text:p>
        </text:list-item>
        <text:list-item>
          <text:p text:style-name="P26">Davenport IA - 104N, 105N</text:p>
        </text:list-item>
        <text:list-item>
          <text:p text:style-name="P26">Dayton, OH - 207, 208</text:p>
        </text:list-item>
        <text:list-item>
          <text:p text:style-name="P26">Denver CO - 104, 105, 204</text:p>
        </text:list-item>
        <text:list-item>
          <text:p text:style-name="P26">Des Moines IA- 104N, 105N, 205</text:p>
        </text:list-item>
        <text:list-item>
          <text:p text:style-name="P26">Detroit MI- 110, 112</text:p>
        </text:list-item>
        <text:list-item>
          <text:p text:style-name="P26">Dothan, AL - </text:p>
        </text:list-item>
        <text:list-item>
          <text:p text:style-name="P26">Duluth, MN - 205</text:p>
        </text:list-item>
        <text:list-item>
          <text:p text:style-name="P26">Eau Claire, WI - 101N, 103N</text:p>
        </text:list-item>
        <text:list-item>
          <text:p text:style-name="P26">Edwards, CO - </text:p>
        </text:list-item>
        <text:list-item>
          <text:p text:style-name="P26">El Centro, CA - 106, </text:p>
        </text:list-item>
        <text:list-item>
          <text:p text:style-name="P26">El Paso TX - 106, 114,115, 204</text:p>
        </text:list-item>
        <text:list-item>
          <text:p text:style-name="P26">Enid OK - 205</text:p>
        </text:list-item>
        <text:list-item>
          <text:p text:style-name="P26">Erie PA - </text:p>
        </text:list-item>
        <text:list-item>
          <text:p text:style-name="P26"><text:soft-page-break/>Eugene OR - 201, 202, 301</text:p>
        </text:list-item>
        <text:list-item>
          <text:p text:style-name="P26">Eureka CA - </text:p>
        </text:list-item>
        <text:list-item>
          <text:p text:style-name="P26">Fargo ND - 101N, 103N</text:p>
        </text:list-item>
        <text:list-item>
          <text:p text:style-name="P26">Fayetteville AR- 107</text:p>
        </text:list-item>
        <text:list-item>
          <text:p text:style-name="P26">Flagstaff AZ- 107, 203</text:p>
        </text:list-item>
        <text:list-item>
          <text:p text:style-name="P26">Fond du Lac WI</text:p>
        </text:list-item>
        <text:list-item>
          <text:p text:style-name="P26">Fort Collins CO</text:p>
        </text:list-item>
        <text:list-item>
          <text:p text:style-name="P26">Fort Smith AR</text:p>
        </text:list-item>
        <text:list-item>
          <text:p text:style-name="P26">Fort Wayne IN - 111</text:p>
        </text:list-item>
        <text:list-item>
          <text:p text:style-name="P26">Fresno CA - 201</text:p>
        </text:list-item>
        <text:list-item>
          <text:p text:style-name="P26">Grand Island, NE</text:p>
        </text:list-item>
        <text:list-item>
          <text:p text:style-name="P26">Grand Junction, CO - 105</text:p>
        </text:list-item>
        <text:list-item>
          <text:p text:style-name="P26">Grand Rapids, MI - 110</text:p>
        </text:list-item>
        <text:list-item>
          <text:p text:style-name="P26">Green Bay, WI - 101N</text:p>
        </text:list-item>
        <text:list-item>
          <text:p text:style-name="P26">Greensboro, NC - 211</text:p>
        </text:list-item>
        <text:list-item>
          <text:p text:style-name="P26">Greenville, SC - 406</text:p>
        </text:list-item>
        <text:list-item>
          <text:p text:style-name="P26">Hagerstown, MD</text:p>
        </text:list-item>
        <text:list-item>
          <text:p text:style-name="P26">Harrisburg, PA - 111</text:p>
        </text:list-item>
        <text:list-item>
          <text:p text:style-name="P26">Hartford CT - 111, 212</text:p>
        </text:list-item>
        <text:list-item>
          <text:p text:style-name="P26">Houston TX - 113, 205, 206</text:p>
        </text:list-item>
        <text:list-item>
          <text:p text:style-name="P26">Huntsville AL - 402</text:p>
        </text:list-item>
        <text:list-item>
          <text:p text:style-name="P26">Idaho Falls ID - 215</text:p>
        </text:list-item>
        <text:list-item>
          <text:p text:style-name="P26">Indianapolis IN - 112, 207</text:p>
        </text:list-item>
        <text:list-item>
          <text:p text:style-name="P26">Jackson, MS - 114</text:p>
        </text:list-item>
        <text:list-item>
          <text:p text:style-name="P26">Jacksonville FL - 113, 207, 208, 211</text:p>
        </text:list-item>
        <text:list-item>
          <text:p text:style-name="P26">Johnson City, TN - </text:p>
        </text:list-item>
        <text:list-item>
          <text:p text:style-name="P26">Jonesboro, AR</text:p>
        </text:list-item>
        <text:list-item>
          <text:p text:style-name="P26">Kansas City, MO - 104, 105, 205, 206</text:p>
        </text:list-item>
        <text:list-item>
          <text:p text:style-name="P26">Klamath Falls, OR - 202</text:p>
        </text:list-item>
        <text:list-item>
          <text:p text:style-name="P26">Knoxville, TN - 107</text:p>
        </text:list-item>
        <text:list-item>
          <text:p text:style-name="P26">Lafayette, LA - 113</text:p>
        </text:list-item>
        <text:list-item>
          <text:p text:style-name="P26">Lake Havasu, AZ - 404</text:p>
        </text:list-item>
        <text:list-item>
          <text:p text:style-name="P26">Lakeland, FL - 213</text:p>
        </text:list-item>
        <text:list-item>
          <text:p text:style-name="P26">Lancaster, PA</text:p>
        </text:list-item>
        <text:list-item>
          <text:p text:style-name="P26">Lansing, MI - 110</text:p>
        </text:list-item>
        <text:list-item>
          <text:p text:style-name="P26">Las Vegas, NV - 105, 107, 404</text:p>
        </text:list-item>
        <text:list-item>
          <text:p text:style-name="P26">Lawton, OK - 206</text:p>
        </text:list-item>
        <text:list-item>
          <text:p text:style-name="P26">Lexington, KY - 207, 208</text:p>
        </text:list-item>
        <text:list-item>
          <text:p text:style-name="P26">Lincoln, NB</text:p>
        </text:list-item>
        <text:list-item>
          <text:p text:style-name="P26">Little Rock, AR- 107</text:p>
        </text:list-item>
        <text:list-item>
          <text:p text:style-name="P26">Los Angeles CA - 105, 106, 201, 202</text:p>
        </text:list-item>
        <text:list-item>
          <text:p text:style-name="P26">Louisville, KY - 207, 208</text:p>
        </text:list-item>
        <text:list-item>
          <text:p text:style-name="P26">Lynchburg VA - 211</text:p>
        </text:list-item>
        <text:list-item>
          <text:p text:style-name="P26">Madison WI - 101S, 103</text:p>
        </text:list-item>
        <text:list-item>
          <text:p text:style-name="P26">McAllen TX - 400</text:p>
        </text:list-item>
        <text:list-item>
          <text:p text:style-name="P26">Medford, OR - 201</text:p>
        </text:list-item>
        <text:list-item>
          <text:p text:style-name="P26"><text:soft-page-break/>Memphis TN - 107</text:p>
        </text:list-item>
        <text:list-item>
          <text:p text:style-name="P26">Merced, CA - 201</text:p>
        </text:list-item>
        <text:list-item>
          <text:p text:style-name="P26">Miami, FL - 213, 214</text:p>
        </text:list-item>
        <text:list-item>
          <text:p text:style-name="P26">Milwaukee WI - 101</text:p>
        </text:list-item>
        <text:list-item>
          <text:p text:style-name="P26">Minneapolis MN- 101N, 101S, 103, 205</text:p>
        </text:list-item>
        <text:list-item>
          <text:p text:style-name="P26">Missoula MT - 101N, 101S, 103</text:p>
        </text:list-item>
        <text:list-item>
          <text:p text:style-name="P26">Mobile AL - 113, 402</text:p>
        </text:list-item>
        <text:list-item>
          <text:p text:style-name="P26">Modesto CA - 201</text:p>
        </text:list-item>
        <text:list-item>
          <text:p text:style-name="P26">Montgomery AL - 402, 408</text:p>
        </text:list-item>
        <text:list-item>
          <text:p text:style-name="P26">Naples, FL</text:p>
        </text:list-item>
        <text:list-item>
          <text:p text:style-name="P26">Nashville, TN 107, 207, 208, 402</text:p>
        </text:list-item>
        <text:list-item>
          <text:p text:style-name="P26">New Orleans LA - 113</text:p>
        </text:list-item>
        <text:list-item>
          <text:p text:style-name="P26">New York NY - 111, 211, 212, 300</text:p>
        </text:list-item>
        <text:list-item>
          <text:p text:style-name="P26">Norwich CT - </text:p>
        </text:list-item>
        <text:list-item>
          <text:p text:style-name="P26">Ocala FL - 208, 211</text:p>
        </text:list-item>
        <text:list-item>
          <text:p text:style-name="P26">Oklahoma City OK - 107, 205, 206</text:p>
        </text:list-item>
        <text:list-item>
          <text:p text:style-name="P26">Omaha NB - 104, 205</text:p>
        </text:list-item>
        <text:list-item>
          <text:p text:style-name="P26">Orlando FL - 207, 208, 212, 213, 214</text:p>
        </text:list-item>
        <text:list-item>
          <text:p text:style-name="P26">Palm Bay FL - 214</text:p>
        </text:list-item>
        <text:list-item>
          <text:p text:style-name="P26">Pensacola FL - </text:p>
        </text:list-item>
        <text:list-item>
          <text:p text:style-name="P26">Philadelphia PA - 111, 211, 212, 303, 405</text:p>
        </text:list-item>
        <text:list-item>
          <text:p text:style-name="P26">Phoenix AZ - 106, 203</text:p>
        </text:list-item>
        <text:list-item>
          <text:p text:style-name="P26">Portland, ME - 212</text:p>
        </text:list-item>
        <text:list-item>
          <text:p text:style-name="P26">Portland, OR - 102, 103, 201, 202, 212, 409</text:p>
        </text:list-item>
        <text:list-item>
          <text:p text:style-name="P26">Prescott, AZ - 203</text:p>
        </text:list-item>
        <text:list-item>
          <text:p text:style-name="P26">Provo, UT</text:p>
        </text:list-item>
        <text:list-item>
          <text:p text:style-name="P26">Pueblo, CO</text:p>
        </text:list-item>
        <text:list-item>
          <text:p text:style-name="P26">Raleigh, NC</text:p>
        </text:list-item>
        <text:list-item>
          <text:p text:style-name="P26">Rapid City ND - 101b</text:p>
        </text:list-item>
        <text:list-item>
          <text:p text:style-name="P26">Redding, CA</text:p>
        </text:list-item>
        <text:list-item>
          <text:p text:style-name="P26">Reno, NV</text:p>
        </text:list-item>
        <text:list-item>
          <text:p text:style-name="P26">Richmond, VA</text:p>
        </text:list-item>
        <text:list-item>
          <text:p text:style-name="P26">Roanoke, VA</text:p>
        </text:list-item>
        <text:list-item>
          <text:p text:style-name="P26">Rochester, MN - 101b</text:p>
        </text:list-item>
        <text:list-item>
          <text:p text:style-name="P26">Rochester, NY</text:p>
        </text:list-item>
        <text:list-item>
          <text:p text:style-name="P26">Rockford, IL - </text:p>
        </text:list-item>
        <text:list-item>
          <text:p text:style-name="P26">Sacramento CA</text:p>
        </text:list-item>
        <text:list-item>
          <text:p text:style-name="P26">Saint George UT</text:p>
        </text:list-item>
        <text:list-item>
          <text:p text:style-name="P26">Salem, OR</text:p>
        </text:list-item>
        <text:list-item>
          <text:p text:style-name="P26">Salt Lake City UT</text:p>
        </text:list-item>
        <text:list-item>
          <text:p text:style-name="P26">San Diego CA - </text:p>
        </text:list-item>
        <text:list-item>
          <text:p text:style-name="P26">San Francisco/San Jose CA</text:p>
        </text:list-item>
        <text:list-item>
          <text:p text:style-name="P26">San Luis Obispo CA - </text:p>
        </text:list-item>
        <text:list-item>
          <text:p text:style-name="P26">Santa Barbara CA - </text:p>
        </text:list-item>
        <text:list-item>
          <text:p text:style-name="P26">Scranton PA - </text:p>
        </text:list-item>
        <text:list-item>
          <text:p text:style-name="P26">Seattle WA - 101</text:p>
        </text:list-item>
        <text:list-item>
          <text:p text:style-name="P26"><text:soft-page-break/>Sioux Falls SD- 101b</text:p>
        </text:list-item>
        <text:list-item>
          <text:p text:style-name="P26">Spokane WA - 101</text:p>
        </text:list-item>
        <text:list-item>
          <text:p text:style-name="P26">State College PA - </text:p>
        </text:list-item>
        <text:list-item>
          <text:p text:style-name="P26">Tampa FL</text:p>
        </text:list-item>
        <text:list-item>
          <text:p text:style-name="P26">Tucson AZ - </text:p>
        </text:list-item>
        <text:list-item>
          <text:p text:style-name="P26">Virginia Beach VA - </text:p>
        </text:list-item>
        <text:list-item>
          <text:p text:style-name="P26">Yakima WA - 101a</text:p>
        </text:list-item>
        <text:list-item>
          <text:p text:style-name="P26">Youngstown PA - </text:p>
        </text:list-item>
        <text:list-item>
          <text:p text:style-name="P26">Yuma AZ - </text:p>
        </text:list-item>
      </text:list>
      <text:p text:style-name="P1"/>
      <text:p text:style-name="P1">Pricing</text:p>
      <text:list xml:id="list5601017172044784604" text:style-name="LS23">
        <text:list-item>
          <text:p text:style-name="P27">AMTRAK will aim to price its tickets close to 25 cents per mile. This will be cost competitive with other serv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space-before="1.3748in" text:min-label-width="0.1252in"/>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space-before="2.8748in" text:min-label-width="0.1252in"/>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space-before="1.3748in" text:min-label-width="0.1252in"/>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space-before="2.8748in" text:min-label-width="0.1252in"/>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space-before="1.3748in" text:min-label-width="0.1252in"/>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space-before="2.8748in" text:min-label-width="0.1252in"/>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space-before="1.3748in" text:min-label-width="0.1252in"/>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space-before="2.8748in" text:min-label-width="0.1252in"/>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space-before="1.3748in" text:min-label-width="0.1252in"/>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space-before="2.8748in" text:min-label-width="0.1252in"/>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space-before="1.3748in" text:min-label-width="0.1252in"/>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space-before="2.8748in" text:min-label-width="0.1252in"/>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style:text-properties style:font-name="Arial"/>
      </text:list-level-style-bullet>
      <text:list-level-style-bullet text:level="3" text:style-name="List7Level2" text:bullet-char="■">
        <style:list-level-properties text:space-before="1.3748in" text:min-label-width="0.1252in"/>
        <style:text-properties style:font-name="Arial"/>
      </text:list-level-style-bullet>
      <text:list-level-style-bullet text:level="4" text:style-name="List7Level3" text:bullet-char="●">
        <style:list-level-properties text:space-before="1.75in" text:min-label-width="0.25in"/>
        <style:text-properties style:font-name="Arial"/>
      </text:list-level-style-bullet>
      <text:list-level-style-bullet text:level="5" text:style-name="List7Level4" text:bullet-char="○">
        <style:list-level-properties text:space-before="2.25in" text:min-label-width="0.25in"/>
        <style:text-properties style:font-name="Arial"/>
      </text:list-level-style-bullet>
      <text:list-level-style-bullet text:level="6" text:style-name="List7Level5" text:bullet-char="■">
        <style:list-level-properties text:space-before="2.8748in" text:min-label-width="0.1252in"/>
        <style:text-properties style:font-name="Arial"/>
      </text:list-level-style-bullet>
      <text:list-level-style-bullet text:level="7" text:style-name="List7Level6" text:bullet-char="●">
        <style:list-level-properties text:space-before="3.25in" text:min-label-width="0.25in"/>
        <style:text-properties style:font-name="Arial"/>
      </text:list-level-style-bullet>
      <text:list-level-style-bullet text:level="8" text:style-name="List7Level7" text:bullet-char="○">
        <style:list-level-properties text:space-before="3.75in" text:min-label-width="0.25in"/>
        <style:text-properties style:font-name="Arial"/>
      </text:list-level-style-bullet>
      <text:list-level-style-bullet text:level="9" text:style-name="List7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style:text-properties style:font-name="Arial"/>
      </text:list-level-style-bullet>
      <text:list-level-style-bullet text:level="3" text:style-name="List8Level2" text:bullet-char="■">
        <style:list-level-properties text:space-before="1.3748in" text:min-label-width="0.1252in"/>
        <style:text-properties style:font-name="Arial"/>
      </text:list-level-style-bullet>
      <text:list-level-style-bullet text:level="4" text:style-name="List8Level3" text:bullet-char="●">
        <style:list-level-properties text:space-before="1.75in" text:min-label-width="0.25in"/>
        <style:text-properties style:font-name="Arial"/>
      </text:list-level-style-bullet>
      <text:list-level-style-bullet text:level="5" text:style-name="List8Level4" text:bullet-char="○">
        <style:list-level-properties text:space-before="2.25in" text:min-label-width="0.25in"/>
        <style:text-properties style:font-name="Arial"/>
      </text:list-level-style-bullet>
      <text:list-level-style-bullet text:level="6" text:style-name="List8Level5" text:bullet-char="■">
        <style:list-level-properties text:space-before="2.8748in" text:min-label-width="0.1252in"/>
        <style:text-properties style:font-name="Arial"/>
      </text:list-level-style-bullet>
      <text:list-level-style-bullet text:level="7" text:style-name="List8Level6" text:bullet-char="●">
        <style:list-level-properties text:space-before="3.25in" text:min-label-width="0.25in"/>
        <style:text-properties style:font-name="Arial"/>
      </text:list-level-style-bullet>
      <text:list-level-style-bullet text:level="8" text:style-name="List8Level7" text:bullet-char="○">
        <style:list-level-properties text:space-before="3.75in" text:min-label-width="0.25in"/>
        <style:text-properties style:font-name="Arial"/>
      </text:list-level-style-bullet>
      <text:list-level-style-bullet text:level="9" text:style-name="List8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bullet text:level="2" text:style-name="List9Level1" text:bullet-char="○">
        <style:list-level-properties text:space-before="0.75in" text:min-label-width="0.25in"/>
        <style:text-properties style:font-name="Arial"/>
      </text:list-level-style-bullet>
      <text:list-level-style-bullet text:level="3" text:style-name="List9Level2" text:bullet-char="■">
        <style:list-level-properties text:space-before="1.3748in" text:min-label-width="0.1252in"/>
        <style:text-properties style:font-name="Arial"/>
      </text:list-level-style-bullet>
      <text:list-level-style-bullet text:level="4" text:style-name="List9Level3" text:bullet-char="●">
        <style:list-level-properties text:space-before="1.75in" text:min-label-width="0.25in"/>
        <style:text-properties style:font-name="Arial"/>
      </text:list-level-style-bullet>
      <text:list-level-style-bullet text:level="5" text:style-name="List9Level4" text:bullet-char="○">
        <style:list-level-properties text:space-before="2.25in" text:min-label-width="0.25in"/>
        <style:text-properties style:font-name="Arial"/>
      </text:list-level-style-bullet>
      <text:list-level-style-bullet text:level="6" text:style-name="List9Level5" text:bullet-char="■">
        <style:list-level-properties text:space-before="2.8748in" text:min-label-width="0.1252in"/>
        <style:text-properties style:font-name="Arial"/>
      </text:list-level-style-bullet>
      <text:list-level-style-bullet text:level="7" text:style-name="List9Level6" text:bullet-char="●">
        <style:list-level-properties text:space-before="3.25in" text:min-label-width="0.25in"/>
        <style:text-properties style:font-name="Arial"/>
      </text:list-level-style-bullet>
      <text:list-level-style-bullet text:level="8" text:style-name="List9Level7" text:bullet-char="○">
        <style:list-level-properties text:space-before="3.75in" text:min-label-width="0.25in"/>
        <style:text-properties style:font-name="Arial"/>
      </text:list-level-style-bullet>
      <text:list-level-style-bullet text:level="9" text:style-name="List9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style:text-properties style:font-name="Arial"/>
      </text:list-level-style-bullet>
      <text:list-level-style-bullet text:level="2" text:style-name="List10Level1" text:bullet-char="○">
        <style:list-level-properties text:space-before="0.75in" text:min-label-width="0.25in"/>
        <style:text-properties style:font-name="Arial"/>
      </text:list-level-style-bullet>
      <text:list-level-style-bullet text:level="3" text:style-name="List10Level2" text:bullet-char="■">
        <style:list-level-properties text:space-before="1.3748in" text:min-label-width="0.1252in"/>
        <style:text-properties style:font-name="Arial"/>
      </text:list-level-style-bullet>
      <text:list-level-style-bullet text:level="4" text:style-name="List10Level3" text:bullet-char="●">
        <style:list-level-properties text:space-before="1.75in" text:min-label-width="0.25in"/>
        <style:text-properties style:font-name="Arial"/>
      </text:list-level-style-bullet>
      <text:list-level-style-bullet text:level="5" text:style-name="List10Level4" text:bullet-char="○">
        <style:list-level-properties text:space-before="2.25in" text:min-label-width="0.25in"/>
        <style:text-properties style:font-name="Arial"/>
      </text:list-level-style-bullet>
      <text:list-level-style-bullet text:level="6" text:style-name="List10Level5" text:bullet-char="■">
        <style:list-level-properties text:space-before="2.8748in" text:min-label-width="0.1252in"/>
        <style:text-properties style:font-name="Arial"/>
      </text:list-level-style-bullet>
      <text:list-level-style-bullet text:level="7" text:style-name="List10Level6" text:bullet-char="●">
        <style:list-level-properties text:space-before="3.25in" text:min-label-width="0.25in"/>
        <style:text-properties style:font-name="Arial"/>
      </text:list-level-style-bullet>
      <text:list-level-style-bullet text:level="8" text:style-name="List10Level7" text:bullet-char="○">
        <style:list-level-properties text:space-before="3.75in" text:min-label-width="0.25in"/>
        <style:text-properties style:font-name="Arial"/>
      </text:list-level-style-bullet>
      <text:list-level-style-bullet text:level="9" text:style-name="List10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Arial"/>
      </text:list-level-style-bullet>
      <text:list-level-style-bullet text:level="2" text:style-name="List11Level1" text:bullet-char="○">
        <style:list-level-properties text:space-before="0.75in" text:min-label-width="0.25in"/>
        <style:text-properties style:font-name="Arial"/>
      </text:list-level-style-bullet>
      <text:list-level-style-bullet text:level="3" text:style-name="List11Level2" text:bullet-char="■">
        <style:list-level-properties text:space-before="1.3748in" text:min-label-width="0.1252in"/>
        <style:text-properties style:font-name="Arial"/>
      </text:list-level-style-bullet>
      <text:list-level-style-bullet text:level="4" text:style-name="List11Level3" text:bullet-char="●">
        <style:list-level-properties text:space-before="1.75in" text:min-label-width="0.25in"/>
        <style:text-properties style:font-name="Arial"/>
      </text:list-level-style-bullet>
      <text:list-level-style-bullet text:level="5" text:style-name="List11Level4" text:bullet-char="○">
        <style:list-level-properties text:space-before="2.25in" text:min-label-width="0.25in"/>
        <style:text-properties style:font-name="Arial"/>
      </text:list-level-style-bullet>
      <text:list-level-style-bullet text:level="6" text:style-name="List11Level5" text:bullet-char="■">
        <style:list-level-properties text:space-before="2.8748in" text:min-label-width="0.1252in"/>
        <style:text-properties style:font-name="Arial"/>
      </text:list-level-style-bullet>
      <text:list-level-style-bullet text:level="7" text:style-name="List11Level6" text:bullet-char="●">
        <style:list-level-properties text:space-before="3.25in" text:min-label-width="0.25in"/>
        <style:text-properties style:font-name="Arial"/>
      </text:list-level-style-bullet>
      <text:list-level-style-bullet text:level="8" text:style-name="List11Level7" text:bullet-char="○">
        <style:list-level-properties text:space-before="3.75in" text:min-label-width="0.25in"/>
        <style:text-properties style:font-name="Arial"/>
      </text:list-level-style-bullet>
      <text:list-level-style-bullet text:level="9" text:style-name="List1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space-before="1.3748in" text:min-label-width="0.1252in"/>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space-before="2.8748in" text:min-label-width="0.1252in"/>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space-before="1.3748in" text:min-label-width="0.1252in"/>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space-before="2.8748in" text:min-label-width="0.1252in"/>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space-before="1.3748in" text:min-label-width="0.1252in"/>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space-before="2.8748in" text:min-label-width="0.1252in"/>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space-before="1.3748in" text:min-label-width="0.1252in"/>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space-before="2.8748in" text:min-label-width="0.1252in"/>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Arial"/>
      </text:list-level-style-bullet>
      <text:list-level-style-bullet text:level="2" text:style-name="List16Level1" text:bullet-char="○">
        <style:list-level-properties text:space-before="0.75in" text:min-label-width="0.25in"/>
        <style:text-properties style:font-name="Arial"/>
      </text:list-level-style-bullet>
      <text:list-level-style-bullet text:level="3" text:style-name="List16Level2" text:bullet-char="■">
        <style:list-level-properties text:space-before="1.3748in" text:min-label-width="0.1252in"/>
        <style:text-properties style:font-name="Arial"/>
      </text:list-level-style-bullet>
      <text:list-level-style-bullet text:level="4" text:style-name="List16Level3" text:bullet-char="●">
        <style:list-level-properties text:space-before="1.75in" text:min-label-width="0.25in"/>
        <style:text-properties style:font-name="Arial"/>
      </text:list-level-style-bullet>
      <text:list-level-style-bullet text:level="5" text:style-name="List16Level4" text:bullet-char="○">
        <style:list-level-properties text:space-before="2.25in" text:min-label-width="0.25in"/>
        <style:text-properties style:font-name="Arial"/>
      </text:list-level-style-bullet>
      <text:list-level-style-bullet text:level="6" text:style-name="List16Level5" text:bullet-char="■">
        <style:list-level-properties text:space-before="2.8748in" text:min-label-width="0.1252in"/>
        <style:text-properties style:font-name="Arial"/>
      </text:list-level-style-bullet>
      <text:list-level-style-bullet text:level="7" text:style-name="List16Level6" text:bullet-char="●">
        <style:list-level-properties text:space-before="3.25in" text:min-label-width="0.25in"/>
        <style:text-properties style:font-name="Arial"/>
      </text:list-level-style-bullet>
      <text:list-level-style-bullet text:level="8" text:style-name="List16Level7" text:bullet-char="○">
        <style:list-level-properties text:space-before="3.75in" text:min-label-width="0.25in"/>
        <style:text-properties style:font-name="Arial"/>
      </text:list-level-style-bullet>
      <text:list-level-style-bullet text:level="9" text:style-name="List16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space-before="1.3748in" text:min-label-width="0.1252in"/>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space-before="2.8748in" text:min-label-width="0.1252in"/>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space-before="1.3748in" text:min-label-width="0.1252in"/>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space-before="2.8748in" text:min-label-width="0.1252in"/>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space-before="1.3748in" text:min-label-width="0.1252in"/>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space-before="2.8748in" text:min-label-width="0.1252in"/>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space-before="1.3748in" text:min-label-width="0.1252in"/>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space-before="2.8748in" text:min-label-width="0.1252in"/>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space-before="1.3748in" text:min-label-width="0.1252in"/>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space-before="2.8748in" text:min-label-width="0.1252in"/>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Arial"/>
      </text:list-level-style-bullet>
      <text:list-level-style-bullet text:level="2" text:style-name="List22Level1" text:bullet-char="○">
        <style:list-level-properties text:space-before="0.75in" text:min-label-width="0.25in"/>
        <style:text-properties style:font-name="Arial"/>
      </text:list-level-style-bullet>
      <text:list-level-style-bullet text:level="3" text:style-name="List22Level2" text:bullet-char="■">
        <style:list-level-properties text:space-before="1.3748in" text:min-label-width="0.1252in"/>
        <style:text-properties style:font-name="Arial"/>
      </text:list-level-style-bullet>
      <text:list-level-style-bullet text:level="4" text:style-name="List22Level3" text:bullet-char="●">
        <style:list-level-properties text:space-before="1.75in" text:min-label-width="0.25in"/>
        <style:text-properties style:font-name="Arial"/>
      </text:list-level-style-bullet>
      <text:list-level-style-bullet text:level="5" text:style-name="List22Level4" text:bullet-char="○">
        <style:list-level-properties text:space-before="2.25in" text:min-label-width="0.25in"/>
        <style:text-properties style:font-name="Arial"/>
      </text:list-level-style-bullet>
      <text:list-level-style-bullet text:level="6" text:style-name="List22Level5" text:bullet-char="■">
        <style:list-level-properties text:space-before="2.8748in" text:min-label-width="0.1252in"/>
        <style:text-properties style:font-name="Arial"/>
      </text:list-level-style-bullet>
      <text:list-level-style-bullet text:level="7" text:style-name="List22Level6" text:bullet-char="●">
        <style:list-level-properties text:space-before="3.25in" text:min-label-width="0.25in"/>
        <style:text-properties style:font-name="Arial"/>
      </text:list-level-style-bullet>
      <text:list-level-style-bullet text:level="8" text:style-name="List22Level7" text:bullet-char="○">
        <style:list-level-properties text:space-before="3.75in" text:min-label-width="0.25in"/>
        <style:text-properties style:font-name="Arial"/>
      </text:list-level-style-bullet>
      <text:list-level-style-bullet text:level="9" text:style-name="List22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Arial"/>
      </text:list-level-style-bullet>
      <text:list-level-style-bullet text:level="2" text:style-name="List23Level1" text:bullet-char="○">
        <style:list-level-properties text:space-before="0.75in" text:min-label-width="0.25in"/>
        <style:text-properties style:font-name="Arial"/>
      </text:list-level-style-bullet>
      <text:list-level-style-bullet text:level="3" text:style-name="List23Level2" text:bullet-char="■">
        <style:list-level-properties text:space-before="1.3748in" text:min-label-width="0.1252in"/>
        <style:text-properties style:font-name="Arial"/>
      </text:list-level-style-bullet>
      <text:list-level-style-bullet text:level="4" text:style-name="List23Level3" text:bullet-char="●">
        <style:list-level-properties text:space-before="1.75in" text:min-label-width="0.25in"/>
        <style:text-properties style:font-name="Arial"/>
      </text:list-level-style-bullet>
      <text:list-level-style-bullet text:level="5" text:style-name="List23Level4" text:bullet-char="○">
        <style:list-level-properties text:space-before="2.25in" text:min-label-width="0.25in"/>
        <style:text-properties style:font-name="Arial"/>
      </text:list-level-style-bullet>
      <text:list-level-style-bullet text:level="6" text:style-name="List23Level5" text:bullet-char="■">
        <style:list-level-properties text:space-before="2.8748in" text:min-label-width="0.1252in"/>
        <style:text-properties style:font-name="Arial"/>
      </text:list-level-style-bullet>
      <text:list-level-style-bullet text:level="7" text:style-name="List23Level6" text:bullet-char="●">
        <style:list-level-properties text:space-before="3.25in" text:min-label-width="0.25in"/>
        <style:text-properties style:font-name="Arial"/>
      </text:list-level-style-bullet>
      <text:list-level-style-bullet text:level="8" text:style-name="List23Level7" text:bullet-char="○">
        <style:list-level-properties text:space-before="3.75in" text:min-label-width="0.25in"/>
        <style:text-properties style:font-name="Arial"/>
      </text:list-level-style-bullet>
      <text:list-level-style-bullet text:level="9" text:style-name="List23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dc:title/>
    <meta:initial-creator/>
    <dc:creator/>
    <meta:editing-cycles>1</meta:editing-cycles>
    <meta:document-statistic meta:table-count="1" meta:image-count="0" meta:object-count="0" meta:page-count="16" meta:paragraph-count="589" meta:word-count="4071" meta:character-count="21796" meta:non-whitespace-character-count="18800"/>
  </office:meta>
</office:document-meta>
</file>